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6332699.8788889" calcext:value-type="float">
            <text:p><text:s/>36,332,700 <text:s/></text:p>
          </table:table-cell>
          <table:table-cell table:style-name="ce50" office:value-type="float" office:value="5273803" calcext:value-type="float">
            <text:p><text:s/>5,273,803 <text:s/></text:p>
          </table:table-cell>
          <table:table-cell table:style-name="ce50" office:value-type="float" office:value="43788144" calcext:value-type="float">
            <text:p><text:s/>43,788,144 <text:s/></text:p>
          </table:table-cell>
          <table:table-cell table:style-name="ce50" office:value-type="float" office:value="466662" calcext:value-type="float">
            <text:p><text:s/>466,662 <text:s/></text:p>
          </table:table-cell>
          <table:table-cell table:style-name="ce50" office:value-type="float" office:value="5140741" calcext:value-type="float">
            <text:p><text:s/>5,140,7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2942" calcext:value-type="float">
            <text:p><text:s/>382,9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988.31111111111" calcext:value-type="float">
            <text:p><text:s/>7,9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08" calcext:value-type="float">
            <text:p><text:s/>6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54" calcext:value-type="float">
            <text:p><text:s/>9,6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755949.234274713" calcext:value-type="float">
            <text:p><text:s/>-755,949 <text:s/></text:p>
          </table:table-cell>
          <table:table-cell table:style-name="ce50" office:value-type="float" office:value="11963" calcext:value-type="float">
            <text:p><text:s/>11,963 <text:s/></text:p>
          </table:table-cell>
          <table:table-cell table:style-name="ce50" office:value-type="float" office:value="-660668.285590522" calcext:value-type="float">
            <text:p><text:s/>-660,668 <text:s/></text:p>
          </table:table-cell>
          <table:table-cell table:style-name="ce50" office:value-type="float" office:value="-18800" calcext:value-type="float">
            <text:p><text:s/>-18,800 <text:s/></text:p>
          </table:table-cell>
          <table:table-cell table:style-name="ce50" office:value-type="float" office:value="-575297.714409478" calcext:value-type="float">
            <text:p><text:s/>-575,2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9046" calcext:value-type="float">
            <text:p><text:s/>-29,0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7080660.8020525" calcext:value-type="float">
            <text:p><text:s/>37,080,661 <text:s/></text:p>
          </table:table-cell>
          <table:table-cell table:style-name="ce51" office:value-type="float" office:value="5261840" calcext:value-type="float">
            <text:p><text:s/>5,261,840 <text:s/></text:p>
          </table:table-cell>
          <table:table-cell table:style-name="ce51" office:value-type="float" office:value="44448812.2855905" calcext:value-type="float">
            <text:p><text:s/>44,448,812 <text:s/></text:p>
          </table:table-cell>
          <table:table-cell table:style-name="ce51" office:value-type="float" office:value="484854" calcext:value-type="float">
            <text:p><text:s/>484,854 <text:s/></text:p>
          </table:table-cell>
          <table:table-cell table:style-name="ce51" office:value-type="float" office:value="5716038.71440948" calcext:value-type="float">
            <text:p><text:s/>5,716,03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02334" calcext:value-type="float">
            <text:p><text:s/>402,33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98543.066810613" calcext:value-type="float">
            <text:p><text:s/>198,543 <text:s/></text:p>
          </table:table-cell>
          <table:table-cell table:style-name="ce51" office:value-type="float" office:value="240156" calcext:value-type="float">
            <text:p><text:s/>240,156 <text:s/></text:p>
          </table:table-cell>
          <table:table-cell table:style-name="ce51" office:value-type="float" office:value="-302027.79738059" calcext:value-type="float">
            <text:p><text:s/>-302,028 <text:s/></text:p>
          </table:table-cell>
          <table:table-cell table:style-name="ce51" office:value-type="float" office:value="15434" calcext:value-type="float">
            <text:p><text:s/>15,434 <text:s/></text:p>
          </table:table-cell>
          <table:table-cell table:style-name="ce51" office:value-type="float" office:value="366330.79738059" calcext:value-type="float">
            <text:p><text:s/>366,33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9333.5844" calcext:value-type="float">
            <text:p><text:s/>-49,33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5493836.6914497" calcext:value-type="float">
            <text:p><text:s/>35,493,837 <text:s/></text:p>
          </table:table-cell>
          <table:table-cell table:style-name="ce50" office:value-type="float" office:value="5021684" calcext:value-type="float">
            <text:p><text:s/>5,021,684 <text:s/></text:p>
          </table:table-cell>
          <table:table-cell table:style-name="ce50" office:value-type="float" office:value="38237044.9306307" calcext:value-type="float">
            <text:p><text:s/>38,237,0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49707.91702889" calcext:value-type="float">
            <text:p><text:s/>5,349,7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57729.0147" calcext:value-type="float">
            <text:p><text:s/>3,957,7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09694.23444444" calcext:value-type="float">
            <text:p><text:s/>4,509,694 <text:s/></text:p>
          </table:table-cell>
          <table:table-cell table:style-name="ce50" office:value-type="float" office:value="5021684" calcext:value-type="float">
            <text:p><text:s/>5,021,684 <text:s/></text:p>
          </table:table-cell>
          <table:table-cell table:style-name="ce50" office:value-type="float" office:value="788469" calcext:value-type="float">
            <text:p><text:s/>788,4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040051.45934444" calcext:value-type="float">
            <text:p><text:s/>4,040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7402.64" calcext:value-type="float">
            <text:p><text:s/>1,267,4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57729.0147" calcext:value-type="float">
            <text:p><text:s/>3,957,7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9614718.585153" calcext:value-type="float">
            <text:p><text:s/>19,614,7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795026.0829711" calcext:value-type="float">
            <text:p><text:s/>26,795,0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57309.91702889" calcext:value-type="float">
            <text:p><text:s/>4,857,3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96204.302222222" calcext:value-type="float">
            <text:p><text:s/>196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434" calcext:value-type="float">
            <text:p><text:s/>290,4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133168.11028561" calcext:value-type="float">
            <text:p><text:s/>7,133,16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095713.20765962" calcext:value-type="float">
            <text:p><text:s/>9,095,7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92398" calcext:value-type="float">
            <text:p><text:s/>492,39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884487.64088889" calcext:value-type="float">
            <text:p><text:s/>5,884,4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90151" calcext:value-type="float">
            <text:p><text:s/>4,390,1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884487.64088889" calcext:value-type="float">
            <text:p><text:s/>5,884,4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90151" calcext:value-type="float">
            <text:p><text:s/>4,390,1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2283.189333333" calcext:value-type="float">
            <text:p><text:s/>922,28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6889.996666667" calcext:value-type="float">
            <text:p><text:s/>436,89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85393.192666667" calcext:value-type="float">
            <text:p><text:s/>485,39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591.78142222222" calcext:value-type="float">
            <text:p><text:s/>2,59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73.5844" calcext:value-type="float">
            <text:p><text:s/>3,17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347893.7139255" calcext:value-type="float">
            <text:p><text:s/>6,347,89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513795.15234038" calcext:value-type="float">
            <text:p><text:s/>6,513,795 <text:s/></text:p>
          </table:table-cell>
          <table:table-cell table:style-name="ce52" office:value-type="float" office:value="469420" calcext:value-type="float">
            <text:p><text:s/>469,42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80915.9853" calcext:value-type="float">
            <text:p><text:s/>880,91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803660.65836995" calcext:value-type="float">
            <text:p><text:s/>5,803,66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513795.15234038" calcext:value-type="float">
            <text:p><text:s/>6,513,795 <text:s/></text:p>
          </table:table-cell>
          <table:table-cell table:style-name="ce52" office:value-type="float" office:value="80205" calcext:value-type="float">
            <text:p><text:s/>80,20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75962.9853" calcext:value-type="float">
            <text:p><text:s/>575,96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803660.65836995" calcext:value-type="float">
            <text:p><text:s/>5,803,6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13795.15234038" calcext:value-type="float">
            <text:p><text:s/>6,513,795 <text:s/></text:p>
          </table:table-cell>
          <table:table-cell table:style-name="ce50" office:value-type="float" office:value="80205" calcext:value-type="float">
            <text:p><text:s/>80,2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5962.9853" calcext:value-type="float">
            <text:p><text:s/>575,9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9414.5147523268" calcext:value-type="float">
            <text:p><text:s/>69,4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751.74881101" calcext:value-type="float">
            <text:p><text:s/>102,7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06855.354753908" calcext:value-type="float">
            <text:p><text:s/>306,8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4226.67644493" calcext:value-type="float">
            <text:p><text:s/>454,2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078429.88724773" calcext:value-type="float">
            <text:p><text:s/>2,078,4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76623.18836012" calcext:value-type="float">
            <text:p><text:s/>3,076,6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225182.99445857" calcext:value-type="float">
            <text:p><text:s/>1,225,1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3593.24837617" calcext:value-type="float">
            <text:p><text:s/>1,813,5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579.76888888889" calcext:value-type="float">
            <text:p>( 3,58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299" calcext:value-type="float">
            <text:p>( 5,29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221603.22556968" calcext:value-type="float">
            <text:p>( 1,221,60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808294.24837617" calcext:value-type="float">
            <text:p>( 1,808,29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24779.519773544" calcext:value-type="float">
            <text:p><text:s/>524,7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76811.78913847" calcext:value-type="float">
            <text:p><text:s/>776,8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28467.373015613" calcext:value-type="float">
            <text:p><text:s/>328,4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6218.15084548" calcext:value-type="float">
            <text:p><text:s/>486,2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12755.84" calcext:value-type="float">
            <text:p><text:s/>1,912,7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31382" calcext:value-type="float">
            <text:p><text:s/>2,831,3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79302.08" calcext:value-type="float">
            <text:p><text:s/>1,679,3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5809" calcext:value-type="float">
            <text:p><text:s/>2,485,8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33453.76" calcext:value-type="float">
            <text:p><text:s/>233,4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5573" calcext:value-type="float">
            <text:p><text:s/>345,5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03230.15545556" calcext:value-type="float">
            <text:p><text:s/>1,403,2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205" calcext:value-type="float">
            <text:p><text:s/>80,2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5962.9853" calcext:value-type="float">
            <text:p><text:s/>575,9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03230.15545556" calcext:value-type="float">
            <text:p><text:s/>1,403,2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205" calcext:value-type="float">
            <text:p><text:s/>80,2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5962.9853" calcext:value-type="float">
            <text:p><text:s/>575,9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2974.9061604295" calcext:value-type="float">
            <text:p><text:s/>32,9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811.53872432" calcext:value-type="float">
            <text:p><text:s/>48,8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544233.055555556" calcext:value-type="float">
            <text:p><text:s/>544,23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9215" calcext:value-type="float">
            <text:p><text:s/>389,2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4953" calcext:value-type="float">
            <text:p><text:s/>304,9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544233.055555556" calcext:value-type="float">
            <text:p><text:s/>544,23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9215" calcext:value-type="float">
            <text:p><text:s/>389,2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4953" calcext:value-type="float">
            <text:p><text:s/>304,9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12416894.598188" calcext:value-type="float">
            <text:p><text:s/>112,416,89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7525936.6776615" calcext:value-type="float">
            <text:p><text:s/>97,525,9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890957.9205265" calcext:value-type="float">
            <text:p><text:s/>14,890,95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3916638.859" calcext:value-type="float">
            <text:p><text:s/>83,916,63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2556733.9384735" calcext:value-type="float">
            <text:p><text:s/>72,556,7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359904.9205265" calcext:value-type="float">
            <text:p><text:s/>11,359,90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524515.408573" calcext:value-type="float">
            <text:p><text:s/>524,5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24515.408573" calcext:value-type="float">
            <text:p><text:s/>524,51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7975740.330615" calcext:value-type="float">
            <text:p><text:s/>27,975,7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444687.330615" calcext:value-type="float">
            <text:p><text:s/>24,444,68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31053" calcext:value-type="float">
            <text:p><text:s/>3,531,05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9607204.882056" calcext:value-type="float">
            <text:p><text:s/>9,607,20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07204.882056" calcext:value-type="float">
            <text:p><text:s/>9,607,20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9607204.882056" calcext:value-type="float">
            <text:p><text:s/>9,607,20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607204.882056" calcext:value-type="float">
            <text:p><text:s/>9,607,20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90220.3450341463" calcext:value-type="float">
            <text:p><text:s/>90,220 <text:s/></text:p>
          </table:table-cell>
          <table:table-cell table:style-name="ce49" office:value-type="float" office:value="45760" calcext:value-type="float">
            <text:p><text:s/>45,760 <text:s/></text:p>
          </table:table-cell>
          <table:table-cell table:style-name="ce49" office:value-type="float" office:value="44460.3450341463" calcext:value-type="float">
            <text:p><text:s/>44,46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992567.6130044" calcext:value-type="float">
            <text:p><text:s/>61,992,568 <text:s/></text:p>
          </table:table-cell>
          <table:table-cell table:style-name="ce50" office:value-type="float" office:value="51737776" calcext:value-type="float">
            <text:p><text:s/>51,737,7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0902.683" calcext:value-type="float">
            <text:p><text:s/>180,9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48118.81" calcext:value-type="float">
            <text:p><text:s/>1,448,1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15616.9758118" calcext:value-type="float">
            <text:p><text:s/>11,115,6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2531.104" calcext:value-type="float">
            <text:p><text:s/>652,5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29732.06666667" calcext:value-type="float">
            <text:p><text:s/>3,429,7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1448" calcext:value-type="float">
            <text:p><text:s/>1,921,4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801492.149274444" calcext:value-type="float">
            <text:p><text:s/>-801,492 <text:s/></text:p>
          </table:table-cell>
          <table:table-cell table:style-name="ce50" office:value-type="float" office:value="258295" calcext:value-type="float">
            <text:p><text:s/>258,2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215.414" calcext:value-type="float">
            <text:p><text:s/>82,21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417483.0648345" calcext:value-type="float">
            <text:p><text:s/>46,417,483 <text:s/></text:p>
          </table:table-cell>
          <table:table-cell table:style-name="ce51" office:value-type="float" office:value="51525241" calcext:value-type="float">
            <text:p><text:s/>51,525,241 <text:s/></text:p>
          </table:table-cell>
          <table:table-cell table:style-name="ce51" office:value-type="float" office:value="44460.3450341463" calcext:value-type="float">
            <text:p><text:s/>44,460 <text:s/></text:p>
          </table:table-cell>
          <table:table-cell table:style-name="ce51" office:value-type="float" office:value="180902.683" calcext:value-type="float">
            <text:p><text:s/>180,90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13372.292" calcext:value-type="float">
            <text:p><text:s/>713,3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49911.85687" calcext:value-type="float">
            <text:p><text:s/>6,249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140.258" calcext:value-type="float">
            <text:p><text:s/>70,14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41671.540019471" calcext:value-type="float">
            <text:p><text:s/>-141,672 <text:s/></text:p>
          </table:table-cell>
          <table:table-cell table:style-name="ce51" office:value-type="float" office:value="-13673" calcext:value-type="float">
            <text:p><text:s/>-13,67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.30899999998" calcext:value-type="float">
            <text:p><text:s/>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34870" calcext:value-type="float">
            <text:p><text:s/>234,870 <text:s/></text:p>
          </table:table-cell>
          <table:table-cell table:style-name="ce50" office:value-type="float" office:value="5195440" calcext:value-type="float">
            <text:p><text:s/>5,195,440 <text:s/></text:p>
          </table:table-cell>
          <table:table-cell table:style-name="ce50" office:value-type="float" office:value="468960" calcext:value-type="float">
            <text:p><text:s/>468,960 <text:s/></text:p>
          </table:table-cell>
          <table:table-cell table:style-name="ce50" office:value-type="float" office:value="56484642.0040496" calcext:value-type="float">
            <text:p><text:s/>56,484,642 <text:s/></text:p>
          </table:table-cell>
          <table:table-cell table:style-name="ce50" office:value-type="float" office:value="51538914" calcext:value-type="float">
            <text:p><text:s/>51,538,914 <text:s/></text:p>
          </table:table-cell>
          <table:table-cell table:style-name="ce50" office:value-type="float" office:value="44460.3450341463" calcext:value-type="float">
            <text:p><text:s/>44,460 <text:s/></text:p>
          </table:table-cell>
          <table:table-cell table:style-name="ce50" office:value-type="float" office:value="180902.683" calcext:value-type="float">
            <text:p><text:s/>180,903 <text:s/></text:p>
          </table:table-cell>
          <table:table-cell table:style-name="ce50" office:value-type="float" office:value="4402.24763211" calcext:value-type="float">
            <text:p><text:s/>4,4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764277.0280342" calcext:value-type="float">
            <text:p><text:s/>51,764,277 <text:s/></text:p>
          </table:table-cell>
          <table:table-cell table:style-name="ce50" office:value-type="float" office:value="51538914" calcext:value-type="float">
            <text:p><text:s/>51,538,914 <text:s/></text:p>
          </table:table-cell>
          <table:table-cell table:style-name="ce50" office:value-type="float" office:value="44460.3450341463" calcext:value-type="float">
            <text:p><text:s/>44,460 <text:s/></text:p>
          </table:table-cell>
          <table:table-cell table:style-name="ce50" office:value-type="float" office:value="180902.683" calcext:value-type="float">
            <text:p><text:s/>180,90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46846.66666667" calcext:value-type="float">
            <text:p><text:s/>3,546,8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091.7333333333" calcext:value-type="float">
            <text:p><text:s/>26,0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34870" calcext:value-type="float">
            <text:p><text:s/>234,870 <text:s/></text:p>
          </table:table-cell>
          <table:table-cell table:style-name="ce51" office:value-type="float" office:value="5195440" calcext:value-type="float">
            <text:p><text:s/>5,195,440 <text:s/></text:p>
          </table:table-cell>
          <table:table-cell table:style-name="ce51" office:value-type="float" office:value="468960" calcext:value-type="float">
            <text:p><text:s/>468,960 <text:s/></text:p>
          </table:table-cell>
          <table:table-cell table:style-name="ce51" office:value-type="float" office:value="1147426.57601542" calcext:value-type="float">
            <text:p><text:s/>1,147,42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402.24763211" calcext:value-type="float">
            <text:p><text:s/>4,40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108301" calcext:value-type="float">
            <text:p><text:s/>2,108,301 <text:s/></text:p>
          </table:table-cell>
          <table:table-cell table:style-name="ce50" office:value-type="float" office:value="14938307" calcext:value-type="float">
            <text:p><text:s/>14,938,307 <text:s/></text:p>
          </table:table-cell>
          <table:table-cell table:style-name="ce50" office:value-type="float" office:value="945641" calcext:value-type="float">
            <text:p><text:s/>945,641 <text:s/></text:p>
          </table:table-cell>
          <table:table-cell table:style-name="ce50" office:value-type="float" office:value="58232322.8746381" calcext:value-type="float">
            <text:p><text:s/>58,232,32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8469.227" calcext:value-type="float">
            <text:p><text:s/>1,438,469 <text:s/></text:p>
          </table:table-cell>
          <table:table-cell table:style-name="ce50" office:value-type="float" office:value="2480979.15" calcext:value-type="float">
            <text:p><text:s/>2,480,9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108301" calcext:value-type="float">
            <text:p><text:s/>2,108,301 <text:s/></text:p>
          </table:table-cell>
          <table:table-cell table:style-name="ce50" office:value-type="float" office:value="14938307" calcext:value-type="float">
            <text:p><text:s/>14,938,307 <text:s/></text:p>
          </table:table-cell>
          <table:table-cell table:style-name="ce50" office:value-type="float" office:value="945641" calcext:value-type="float">
            <text:p><text:s/>945,641 <text:s/></text:p>
          </table:table-cell>
          <table:table-cell table:style-name="ce50" office:value-type="float" office:value="53445006.0957368" calcext:value-type="float">
            <text:p><text:s/>53,445,0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8469.227" calcext:value-type="float">
            <text:p><text:s/>1,438,469 <text:s/></text:p>
          </table:table-cell>
          <table:table-cell table:style-name="ce50" office:value-type="float" office:value="2048009.53521296" calcext:value-type="float">
            <text:p><text:s/>2,048,0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87316.77890133" calcext:value-type="float">
            <text:p><text:s/>4,787,3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32969.614787038" calcext:value-type="float">
            <text:p><text:s/>432,9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12215" calcext:value-type="float">
            <text:p><text:s/>512,215 <text:s/></text:p>
          </table:table-cell>
          <table:table-cell table:style-name="ce50" office:value-type="float" office:value="7308738" calcext:value-type="float">
            <text:p><text:s/>7,308,738 <text:s/></text:p>
          </table:table-cell>
          <table:table-cell table:style-name="ce50" office:value-type="float" office:value="251662" calcext:value-type="float">
            <text:p><text:s/>251,662 <text:s/></text:p>
          </table:table-cell>
          <table:table-cell table:style-name="ce50" office:value-type="float" office:value="2446279.33351681" calcext:value-type="float">
            <text:p><text:s/>2,446,27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3923.53175603" calcext:value-type="float">
            <text:p><text:s/>1,433,924 <text:s/></text:p>
          </table:table-cell>
          <table:table-cell table:style-name="ce50" office:value-type="float" office:value="49767.75" calcext:value-type="float">
            <text:p><text:s/>49,76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6.666666666667" calcext:value-type="float">
            <text:p><text:s/>6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5084" calcext:value-type="float">
            <text:p><text:s/>315,084 <text:s/></text:p>
          </table:table-cell>
          <table:table-cell table:style-name="ce50" office:value-type="float" office:value="2751996" calcext:value-type="float">
            <text:p><text:s/>2,751,996 <text:s/></text:p>
          </table:table-cell>
          <table:table-cell table:style-name="ce50" office:value-type="float" office:value="251662" calcext:value-type="float">
            <text:p><text:s/>251,662 <text:s/></text:p>
          </table:table-cell>
          <table:table-cell table:style-name="ce50" office:value-type="float" office:value="14554.6666666667" calcext:value-type="float">
            <text:p><text:s/>14,5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97131" calcext:value-type="float">
            <text:p><text:s/>197,131 <text:s/></text:p>
          </table:table-cell>
          <table:table-cell table:style-name="ce50" office:value-type="float" office:value="4556742" calcext:value-type="float">
            <text:p><text:s/>4,556,7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5.733333333333" calcext:value-type="float">
            <text:p><text:s/>6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6093.21300681" calcext:value-type="float">
            <text:p><text:s/>2,426,0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3923.53175603" calcext:value-type="float">
            <text:p><text:s/>1,433,924 <text:s/></text:p>
          </table:table-cell>
          <table:table-cell table:style-name="ce50" office:value-type="float" office:value="47744.316" calcext:value-type="float">
            <text:p><text:s/>47,7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6.53333333333" calcext:value-type="float">
            <text:p><text:s/>2,8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12.52051" calcext:value-type="float">
            <text:p><text:s/>1,5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023.434" calcext:value-type="float">
            <text:p><text:s/>2,02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170" calcext:value-type="float">
            <text:p><text:s/>1,170 <text:s/></text:p>
          </table:table-cell>
          <table:table-cell table:style-name="ce52" office:value-type="float" office:value="108" calcext:value-type="float">
            <text:p><text:s/>10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61216" calcext:value-type="float">
            <text:p><text:s/>1,361,216 <text:s/></text:p>
          </table:table-cell>
          <table:table-cell table:style-name="ce52" office:value-type="float" office:value="2432959" calcext:value-type="float">
            <text:p><text:s/>2,432,959 <text:s/></text:p>
          </table:table-cell>
          <table:table-cell table:style-name="ce52" office:value-type="float" office:value="224911" calcext:value-type="float">
            <text:p><text:s/>224,911 <text:s/></text:p>
          </table:table-cell>
          <table:table-cell table:style-name="ce52" office:value-type="float" office:value="39610644.2850557" calcext:value-type="float">
            <text:p><text:s/>39,610,64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3.44761186" calcext:value-type="float">
            <text:p><text:s/>143 <text:s/></text:p>
          </table:table-cell>
          <table:table-cell table:style-name="ce52" office:value-type="float" office:value="3074403.125" calcext:value-type="float">
            <text:p><text:s/>3,074,40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61216" calcext:value-type="float">
            <text:p><text:s/>1,361,216 <text:s/></text:p>
          </table:table-cell>
          <table:table-cell table:style-name="ce52" office:value-type="float" office:value="2432959" calcext:value-type="float">
            <text:p><text:s/>2,432,959 <text:s/></text:p>
          </table:table-cell>
          <table:table-cell table:style-name="ce52" office:value-type="float" office:value="224911" calcext:value-type="float">
            <text:p><text:s/>224,911 <text:s/></text:p>
          </table:table-cell>
          <table:table-cell table:style-name="ce52" office:value-type="float" office:value="23229784.145212" calcext:value-type="float">
            <text:p><text:s/>23,229,78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3.44761186" calcext:value-type="float">
            <text:p><text:s/>143 <text:s/></text:p>
          </table:table-cell>
          <table:table-cell table:style-name="ce52" office:value-type="float" office:value="3074403.125" calcext:value-type="float">
            <text:p><text:s/>3,074,4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61216" calcext:value-type="float">
            <text:p><text:s/>1,361,216 <text:s/></text:p>
          </table:table-cell>
          <table:table-cell table:style-name="ce50" office:value-type="float" office:value="2432959" calcext:value-type="float">
            <text:p><text:s/>2,432,959 <text:s/></text:p>
          </table:table-cell>
          <table:table-cell table:style-name="ce50" office:value-type="float" office:value="224911" calcext:value-type="float">
            <text:p><text:s/>224,911 <text:s/></text:p>
          </table:table-cell>
          <table:table-cell table:style-name="ce50" office:value-type="float" office:value="6636610.21264477" calcext:value-type="float">
            <text:p><text:s/>6,636,61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.44761186" calcext:value-type="float">
            <text:p><text:s/>143 <text:s/></text:p>
          </table:table-cell>
          <table:table-cell table:style-name="ce50" office:value-type="float" office:value="980972.802" calcext:value-type="float">
            <text:p><text:s/>980,9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508.40875" calcext:value-type="float">
            <text:p><text:s/>37,5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72.25" calcext:value-type="float">
            <text:p><text:s/>4,7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265.539421006" calcext:value-type="float">
            <text:p><text:s/>361,2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00.628" calcext:value-type="float">
            <text:p><text:s/>11,9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9512.957962363" calcext:value-type="float">
            <text:p><text:s/>979,5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54.13" calcext:value-type="float">
            <text:p><text:s/>4,1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082.7973166667" calcext:value-type="float">
            <text:p><text:s/>21,0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99.71" calcext:value-type="float">
            <text:p><text:s/>2,9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75.56228666667" calcext:value-type="float">
            <text:p><text:s/>5,6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4.508" calcext:value-type="float">
            <text:p><text:s/>3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457.313559692" calcext:value-type="float">
            <text:p><text:s/>333,4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93.996" calcext:value-type="float">
            <text:p><text:s/>5,4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03.38084666667" calcext:value-type="float">
            <text:p><text:s/>7,5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424.812" calcext:value-type="float">
            <text:p><text:s/>6,4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39752.50128323" calcext:value-type="float">
            <text:p><text:s/>1,939,7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.44761186" calcext:value-type="float">
            <text:p><text:s/>143 <text:s/></text:p>
          </table:table-cell>
          <table:table-cell table:style-name="ce50" office:value-type="float" office:value="517524.606" calcext:value-type="float">
            <text:p><text:s/>517,5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5998.80427521" calcext:value-type="float">
            <text:p><text:s/>1,295,9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742.098" calcext:value-type="float">
            <text:p><text:s/>51,7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45844.515510876" calcext:value-type="float">
            <text:p>( 745,84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1742.098" calcext:value-type="float">
            <text:p>( 51,74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50154.288764337" calcext:value-type="float">
            <text:p>( 550,15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320.1863135953" calcext:value-type="float">
            <text:p><text:s/>41,3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.44761186" calcext:value-type="float">
            <text:p><text:s/>1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5392.29507442" calcext:value-type="float">
            <text:p><text:s/>255,3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47041.21562" calcext:value-type="float">
            <text:p><text:s/>347,04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65782.508" calcext:value-type="float">
            <text:p><text:s/>465,7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899.868036667" calcext:value-type="float">
            <text:p><text:s/>190,9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46.558" calcext:value-type="float">
            <text:p><text:s/>7,1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664.12247" calcext:value-type="float">
            <text:p><text:s/>28,6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655.298" calcext:value-type="float">
            <text:p><text:s/>10,65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2902.5683266667" calcext:value-type="float">
            <text:p><text:s/>72,90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649.844" calcext:value-type="float">
            <text:p><text:s/>10,6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4209.723653333" calcext:value-type="float">
            <text:p><text:s/>454,2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025.488" calcext:value-type="float">
            <text:p><text:s/>36,0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644.0660933333" calcext:value-type="float">
            <text:p><text:s/>90,6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32.584" calcext:value-type="float">
            <text:p><text:s/>1,4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3565.65756" calcext:value-type="float">
            <text:p><text:s/>363,5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592.904" calcext:value-type="float">
            <text:p><text:s/>34,5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8208.4537755556" calcext:value-type="float">
            <text:p>( 28,20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9245.348" calcext:value-type="float">
            <text:p>( 19,245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2603.1629366667" calcext:value-type="float">
            <text:p>( 12,603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5092.218" calcext:value-type="float">
            <text:p>( 5,09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61216" calcext:value-type="float">
            <text:p><text:s/>1,361,216 <text:s/></text:p>
          </table:table-cell>
          <table:table-cell table:style-name="ce50" office:value-type="float" office:value="2432959" calcext:value-type="float">
            <text:p><text:s/>2,432,959 <text:s/></text:p>
          </table:table-cell>
          <table:table-cell table:style-name="ce50" office:value-type="float" office:value="224911" calcext:value-type="float">
            <text:p><text:s/>224,911 <text:s/></text:p>
          </table:table-cell>
          <table:table-cell table:style-name="ce50" office:value-type="float" office:value="650561.611668889" calcext:value-type="float">
            <text:p><text:s/>650,5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925.652" calcext:value-type="float">
            <text:p><text:s/>88,9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61216" calcext:value-type="float">
            <text:p><text:s/>1,361,216 <text:s/></text:p>
          </table:table-cell>
          <table:table-cell table:style-name="ce50" office:value-type="float" office:value="2432959" calcext:value-type="float">
            <text:p><text:s/>2,432,959 <text:s/></text:p>
          </table:table-cell>
          <table:table-cell table:style-name="ce50" office:value-type="float" office:value="224911" calcext:value-type="float">
            <text:p><text:s/>224,911 <text:s/></text:p>
          </table:table-cell>
          <table:table-cell table:style-name="ce50" office:value-type="float" office:value="540645.601411111" calcext:value-type="float">
            <text:p><text:s/>540,6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157.62" calcext:value-type="float">
            <text:p><text:s/>60,1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916.010257778" calcext:value-type="float">
            <text:p><text:s/>109,9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768.032" calcext:value-type="float">
            <text:p><text:s/>28,7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6822.8628266667" calcext:value-type="float">
            <text:p>( 26,82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286.144" calcext:value-type="float">
            <text:p>( 11,28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022.820152222" calcext:value-type="float">
            <text:p><text:s/>116,0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742.062" calcext:value-type="float">
            <text:p><text:s/>15,74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5136.96792" calcext:value-type="float">
            <text:p><text:s/>15,13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901.328" calcext:value-type="float">
            <text:p><text:s/>4,9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322.01777352" calcext:value-type="float">
            <text:p><text:s/>252,3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30.146" calcext:value-type="float">
            <text:p><text:s/>7,6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765.7779988889" calcext:value-type="float">
            <text:p><text:s/>48,7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58.674" calcext:value-type="float">
            <text:p><text:s/>13,2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5280.647993333" calcext:value-type="float">
            <text:p><text:s/>975,2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2264.044" calcext:value-type="float">
            <text:p><text:s/>232,2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2.94309829067" calcext:value-type="float">
            <text:p><text:s/>1,3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30.807353333" calcext:value-type="float">
            <text:p><text:s/>105,8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9.068" calcext:value-type="float">
            <text:p><text:s/>22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861.8747733333" calcext:value-type="float">
            <text:p><text:s/>38,86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21344.3118528" calcext:value-type="float">
            <text:p><text:s/>12,921,3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726.105" calcext:value-type="float">
            <text:p><text:s/>26,7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4054.5" calcext:value-type="float">
            <text:p><text:s/>234,0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08039.6785194" calcext:value-type="float">
            <text:p><text:s/>12,308,0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726.105" calcext:value-type="float">
            <text:p><text:s/>26,7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031.4666666667" calcext:value-type="float">
            <text:p><text:s/>38,0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1218.666666667" calcext:value-type="float">
            <text:p><text:s/>341,2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5553.92627222" calcext:value-type="float">
            <text:p><text:s/>1,005,5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42.72627222222" calcext:value-type="float">
            <text:p><text:s/>3,0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02511.2" calcext:value-type="float">
            <text:p><text:s/>1,002,51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8100.06568222" calcext:value-type="float">
            <text:p><text:s/>1,238,1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437.964" calcext:value-type="float">
            <text:p><text:s/>129,4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9898.916597778" calcext:value-type="float">
            <text:p><text:s/>499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925.388" calcext:value-type="float">
            <text:p><text:s/>127,9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46.62222222222" calcext:value-type="float">
            <text:p><text:s/>8,7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48.62081" calcext:value-type="float">
            <text:p><text:s/>8,2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.454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08.0666666667" calcext:value-type="float">
            <text:p><text:s/>11,9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22.66666666667" calcext:value-type="float">
            <text:p><text:s/>9,2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6458.844444444" calcext:value-type="float">
            <text:p><text:s/>536,4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3616.328274444" calcext:value-type="float">
            <text:p><text:s/>163,6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507.122" calcext:value-type="float">
            <text:p><text:s/>1,50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28175.62876" calcext:value-type="float">
            <text:p><text:s/>1,428,17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37238.984" calcext:value-type="float">
            <text:p><text:s/>1,937,2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80860.1398437" calcext:value-type="float">
            <text:p><text:s/>16,380,8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80860.1398437" calcext:value-type="float">
            <text:p><text:s/>16,380,8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748703.0666667" calcext:value-type="float">
            <text:p>( 12,748,70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9332557.340707" calcext:value-type="float">
            <text:p><text:s/>19,332,55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1865.083438" calcext:value-type="float">
            <text:p><text:s/>31,86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016266.746" calcext:value-type="float">
            <text:p><text:s/>14,016,2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1355.615772" calcext:value-type="float">
            <text:p><text:s/>71,35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44934.978935" calcext:value-type="float">
            <text:p><text:s/>5,244,93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1865.083438" calcext:value-type="float">
            <text:p><text:s/>31,86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52208.619792" calcext:value-type="float">
            <text:p><text:s/>952,20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52208.619792" calcext:value-type="float">
            <text:p><text:s/>952,20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51338" calcext:value-type="float">
            <text:p><text:s/>8,251,338 <text:s/></text:p>
          </table:table-cell>
          <table:table-cell table:number-columns-repeated="2" table:style-name="ce50" office:value-type="float" office:value="225991" calcext:value-type="float">
            <text:p><text:s/>225,9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733.6846372112" calcext:value-type="float">
            <text:p><text:s/>50,734 <text:s/></text:p>
          </table:table-cell>
          <table:table-cell table:number-columns-repeated="2" table:style-name="ce50" office:value-type="float" office:value="2944460" calcext:value-type="float">
            <text:p><text:s/>2,944,4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2790" calcext:value-type="float">
            <text:p><text:s/>542,790 <text:s/></text:p>
          </table:table-cell>
          <table:table-cell table:style-name="ce50" office:value-type="float" office:value="336073" calcext:value-type="float">
            <text:p><text:s/>336,0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7" calcext:value-type="float">
            <text:p><text:s/>2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161629" calcext:value-type="float">
            <text:p><text:s/>2,161,6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74756" calcext:value-type="float">
            <text:p><text:s/>-174,756 <text:s/></text:p>
          </table:table-cell>
          <table:table-cell table:number-columns-repeated="2" table:style-name="ce50" office:value-type="float" office:value="-275903" calcext:value-type="float">
            <text:p><text:s/>-275,9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1020.5544145797" calcext:value-type="float">
            <text:p><text:s/>-21,021 <text:s/></text:p>
          </table:table-cell>
          <table:table-cell table:style-name="ce50" office:value-type="float" office:value="-292471.44558542" calcext:value-type="float">
            <text:p><text:s/>-292,471 <text:s/></text:p>
          </table:table-cell>
          <table:table-cell table:style-name="ce50" office:value-type="float" office:value="-39449" calcext:value-type="float">
            <text:p><text:s/>-39,44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375360.31536279" calcext:value-type="float">
            <text:p><text:s/>8,375,360 <text:s/></text:p>
          </table:table-cell>
          <table:table-cell table:number-columns-repeated="2" table:style-name="ce51" office:value-type="float" office:value="-2442783" calcext:value-type="float">
            <text:p><text:s/>-2,442,78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1020.5544145797" calcext:value-type="float">
            <text:p><text:s/>21,021 <text:s/></text:p>
          </table:table-cell>
          <table:table-cell table:style-name="ce51" office:value-type="float" office:value="-2411947.55441458" calcext:value-type="float">
            <text:p><text:s/>-2,411,948 <text:s/></text:p>
          </table:table-cell>
          <table:table-cell table:style-name="ce51" office:value-type="float" office:value="-296624" calcext:value-type="float">
            <text:p><text:s/>-296,6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65918" calcext:value-type="float">
            <text:p><text:s/>4,065,918 <text:s/></text:p>
          </table:table-cell>
          <table:table-cell table:number-columns-repeated="2" table:style-name="ce50" office:value-type="float" office:value="15730" calcext:value-type="float">
            <text:p><text:s/>15,7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96.7119352206" calcext:value-type="float">
            <text:p><text:s/>7,497 <text:s/></text:p>
          </table:table-cell>
          <table:table-cell table:style-name="ce50" office:value-type="float" office:value="104501.288064779" calcext:value-type="float">
            <text:p><text:s/>104,501 <text:s/></text:p>
          </table:table-cell>
          <table:table-cell table:style-name="ce50" office:value-type="float" office:value="48577" calcext:value-type="float">
            <text:p><text:s/>48,57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2475.315362789" calcext:value-type="float">
            <text:p><text:s/>132,475 <text:s/></text:p>
          </table:table-cell>
          <table:table-cell table:number-columns-repeated="2" table:style-name="ce51" office:value-type="float" office:value="-98455" calcext:value-type="float">
            <text:p><text:s/>-98,45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318" calcext:value-type="float">
            <text:p><text:s/>23,3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556863" calcext:value-type="float">
            <text:p><text:s/>10,556,863 <text:s/></text:p>
          </table:table-cell>
          <table:table-cell table:number-columns-repeated="2" table:style-name="ce50" office:value-type="float" office:value="12472478" calcext:value-type="float">
            <text:p><text:s/>12,472,478 <text:s/></text:p>
          </table:table-cell>
          <table:table-cell table:style-name="ce50" office:value-type="float" office:value="75" calcext:value-type="float">
            <text:p><text:s/>75 <text:s/></text:p>
          </table:table-cell>
          <table:table-cell table:style-name="ce50" office:value-type="float" office:value="131289.157520641" calcext:value-type="float">
            <text:p><text:s/>131,289 <text:s/></text:p>
          </table:table-cell>
          <table:table-cell table:style-name="ce50" office:value-type="float" office:value="2846872.84247936" calcext:value-type="float">
            <text:p><text:s/>2,846,873 <text:s/></text:p>
          </table:table-cell>
          <table:table-cell table:style-name="ce50" office:value-type="float" office:value="393664" calcext:value-type="float">
            <text:p><text:s/>393,6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556863" calcext:value-type="float">
            <text:p><text:s/>10,556,863 <text:s/></text:p>
          </table:table-cell>
          <table:table-cell table:number-columns-repeated="2" table:style-name="ce50" office:value-type="float" office:value="7660574.17846154" calcext:value-type="float">
            <text:p><text:s/>7,660,574 <text:s/></text:p>
          </table:table-cell>
          <table:table-cell table:style-name="ce50" office:value-type="float" office:value="75" calcext:value-type="float">
            <text:p><text:s/>75 <text:s/></text:p>
          </table:table-cell>
          <table:table-cell table:style-name="ce50" office:value-type="float" office:value="131289.157520641" calcext:value-type="float">
            <text:p><text:s/>131,289 <text:s/></text:p>
          </table:table-cell>
          <table:table-cell table:style-name="ce50" office:value-type="float" office:value="2846872.84247936" calcext:value-type="float">
            <text:p><text:s/>2,846,873 <text:s/></text:p>
          </table:table-cell>
          <table:table-cell table:style-name="ce50" office:value-type="float" office:value="393664" calcext:value-type="float">
            <text:p><text:s/>393,66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4811903.82153846" calcext:value-type="float">
            <text:p><text:s/>4,811,90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452" calcext:value-type="float">
            <text:p><text:s/>13,45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32" calcext:value-type="float">
            <text:p><text:s/>10,1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96" calcext:value-type="float">
            <text:p><text:s/>3,2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4" calcext:value-type="float">
            <text:p><text:s/>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4733830" calcext:value-type="float">
            <text:p><text:s/>14,733,830 <text:s/></text:p>
          </table:table-cell>
          <table:table-cell table:number-columns-repeated="2" table:style-name="ce52" office:value-type="float" office:value="10098968" calcext:value-type="float">
            <text:p><text:s/>10,098,968 <text:s/></text:p>
          </table:table-cell>
          <table:table-cell table:style-name="ce52" office:value-type="float" office:value="75" calcext:value-type="float">
            <text:p><text:s/>75 <text:s/></text:p>
          </table:table-cell>
          <table:table-cell table:style-name="ce52" office:value-type="float" office:value="144813" calcext:value-type="float">
            <text:p><text:s/>144,813 <text:s/></text:p>
          </table:table-cell>
          <table:table-cell table:style-name="ce52" office:value-type="float" office:value="330412" calcext:value-type="float">
            <text:p><text:s/>330,412 <text:s/></text:p>
          </table:table-cell>
          <table:table-cell table:style-name="ce52" office:value-type="float" office:value="25140" calcext:value-type="float">
            <text:p><text:s/>25,14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3788" calcext:value-type="float">
            <text:p><text:s/>23,788 <text:s/></text:p>
          </table:table-cell>
          <table:table-cell table:number-columns-repeated="2" table:style-name="ce52" office:value-type="float" office:value="10098968" calcext:value-type="float">
            <text:p><text:s/>10,098,968 <text:s/></text:p>
          </table:table-cell>
          <table:table-cell table:style-name="ce52" office:value-type="float" office:value="75" calcext:value-type="float">
            <text:p><text:s/>75 <text:s/></text:p>
          </table:table-cell>
          <table:table-cell table:style-name="ce52" office:value-type="float" office:value="144813" calcext:value-type="float">
            <text:p><text:s/>144,813 <text:s/></text:p>
          </table:table-cell>
          <table:table-cell table:style-name="ce52" office:value-type="float" office:value="330412" calcext:value-type="float">
            <text:p><text:s/>330,412 <text:s/></text:p>
          </table:table-cell>
          <table:table-cell table:style-name="ce52" office:value-type="float" office:value="25140" calcext:value-type="float">
            <text:p><text:s/>25,1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88" calcext:value-type="float">
            <text:p><text:s/>23,788 <text:s/></text:p>
          </table:table-cell>
          <table:table-cell table:number-columns-repeated="2" table:style-name="ce50" office:value-type="float" office:value="8898" calcext:value-type="float">
            <text:p><text:s/>8,8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" calcext:value-type="float">
            <text:p><text:s/>237 <text:s/></text:p>
          </table:table-cell>
          <table:table-cell table:style-name="ce50" office:value-type="float" office:value="9613" calcext:value-type="float">
            <text:p><text:s/>9,6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79" calcext:value-type="float">
            <text:p><text:s/>1,77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00" calcext:value-type="float">
            <text:p><text:s/>3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" calcext:value-type="float">
            <text:p><text:s/>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8" calcext:value-type="float">
            <text:p>( 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0" calcext:value-type="float">
            <text:p><text:s/>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" calcext:value-type="float">
            <text:p><text:s/>237 <text:s/></text:p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9" calcext:value-type="float">
            <text:p><text:s/>2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" calcext:value-type="float">
            <text:p><text:s/>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" calcext:value-type="float">
            <text:p><text:s/>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5" calcext:value-type="float">
            <text:p>( 5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88" calcext:value-type="float">
            <text:p><text:s/>23,788 <text:s/></text:p>
          </table:table-cell>
          <table:table-cell table:number-columns-repeated="2" table:style-name="ce50" office:value-type="float" office:value="270" calcext:value-type="float">
            <text:p><text:s/>2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95" calcext:value-type="float">
            <text:p><text:s/>8,4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6" calcext:value-type="float">
            <text:p><text:s/>1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21" calcext:value-type="float">
            <text:p><text:s/>6,1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88" calcext:value-type="float">
            <text:p><text:s/>23,788 <text:s/></text:p>
          </table:table-cell>
          <table:table-cell table:number-columns-repeated="2" table:style-name="ce50" office:value-type="float" office:value="94" calcext:value-type="float">
            <text:p><text:s/>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4" calcext:value-type="float">
            <text:p><text:s/>2,3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1349" calcext:value-type="float">
            <text:p>( 21,34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58" calcext:value-type="float">
            <text:p><text:s/>15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9" calcext:value-type="float">
            <text:p><text:s/>3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387" calcext:value-type="float">
            <text:p><text:s/>4,3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3" calcext:value-type="float">
            <text:p><text:s/>9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47" calcext:value-type="float">
            <text:p><text:s/>7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17" calcext:value-type="float">
            <text:p><text:s/>6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004905" calcext:value-type="float">
            <text:p><text:s/>10,004,905 <text:s/></text:p>
          </table:table-cell>
          <table:table-cell table:style-name="ce50" office:value-type="float" office:value="75" calcext:value-type="float">
            <text:p><text:s/>75 <text:s/></text:p>
          </table:table-cell>
          <table:table-cell table:style-name="ce50" office:value-type="float" office:value="2719" calcext:value-type="float">
            <text:p><text:s/>2,719 <text:s/></text:p>
          </table:table-cell>
          <table:table-cell table:style-name="ce50" office:value-type="float" office:value="260522" calcext:value-type="float">
            <text:p><text:s/>260,5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" calcext:value-type="float">
            <text:p><text:s/>75 <text:s/></text:p>
          </table:table-cell>
          <table:table-cell table:style-name="ce50" office:value-type="float" office:value="2719" calcext:value-type="float">
            <text:p><text:s/>2,719 <text:s/></text:p>
          </table:table-cell>
          <table:table-cell table:style-name="ce50" office:value-type="float" office:value="260522" calcext:value-type="float">
            <text:p><text:s/>260,5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004905" calcext:value-type="float">
            <text:p><text:s/>10,004,9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1" calcext:value-type="float">
            <text:p><text:s/>2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1" calcext:value-type="float">
            <text:p><text:s/>2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4884" calcext:value-type="float">
            <text:p><text:s/>84,8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094" calcext:value-type="float">
            <text:p><text:s/>142,094 <text:s/></text:p>
          </table:table-cell>
          <table:table-cell table:style-name="ce50" office:value-type="float" office:value="69653" calcext:value-type="float">
            <text:p><text:s/>69,653 <text:s/></text:p>
          </table:table-cell>
          <table:table-cell table:style-name="ce50" office:value-type="float" office:value="15525" calcext:value-type="float">
            <text:p><text:s/>15,5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165" calcext:value-type="float">
            <text:p><text:s/>4,1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" calcext:value-type="float">
            <text:p><text:s/>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539" calcext:value-type="float">
            <text:p><text:s/>9,5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912" calcext:value-type="float">
            <text:p><text:s/>3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8885" calcext:value-type="float">
            <text:p><text:s/>68,8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094" calcext:value-type="float">
            <text:p><text:s/>142,094 <text:s/></text:p>
          </table:table-cell>
          <table:table-cell table:style-name="ce50" office:value-type="float" office:value="69653" calcext:value-type="float">
            <text:p><text:s/>69,653 <text:s/></text:p>
          </table:table-cell>
          <table:table-cell table:style-name="ce50" office:value-type="float" office:value="9770" calcext:value-type="float">
            <text:p><text:s/>9,77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535" calcext:value-type="float">
            <text:p><text:s/>2,53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70" calcext:value-type="float">
            <text:p><text:s/>1,57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710042" calcext:value-type="float">
            <text:p><text:s/>14,710,0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710042" calcext:value-type="float">
            <text:p><text:s/>14,710,0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4710042" calcext:value-type="float">
            <text:p>( 14,710,04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5128" calcext:value-type="float">
            <text:p><text:s/>25,128 <text:s/></text:p>
          </table:table-cell>
          <table:table-cell table:style-name="ce50" office:value-type="float" office:value="391500" calcext:value-type="float">
            <text:p><text:s/>391,5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386" calcext:value-type="float">
            <text:p><text:s/>198,386 <text:s/></text:p>
          </table:table-cell>
          <table:table-cell table:style-name="ce50" office:value-type="float" office:value="12432" calcext:value-type="float">
            <text:p><text:s/>12,432 <text:s/></text:p>
          </table:table-cell>
          <table:table-cell table:style-name="ce50" office:value-type="float" office:value="852779.887432483" calcext:value-type="float">
            <text:p><text:s/>852,7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75" calcext:value-type="float">
            <text:p><text:s/>23,775 <text:s/></text:p>
          </table:table-cell>
          <table:table-cell table:style-name="ce50" office:value-type="float" office:value="184693" calcext:value-type="float">
            <text:p><text:s/>184,6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5377597" calcext:value-type="float">
            <text:p><text:s/>5,377,597 <text:s/></text:p>
          </table:table-cell>
          <table:table-cell table:style-name="ce50" office:value-type="float" office:value="827151" calcext:value-type="float">
            <text:p><text:s/>827,1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170" calcext:value-type="float">
            <text:p><text:s/>257,170 <text:s/></text:p>
          </table:table-cell>
          <table:table-cell table:style-name="ce50" office:value-type="float" office:value="826180" calcext:value-type="float">
            <text:p><text:s/>826,180 <text:s/></text:p>
          </table:table-cell>
          <table:table-cell table:style-name="ce50" office:value-type="float" office:value="54711.6466380842" calcext:value-type="float">
            <text:p><text:s/>54,7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108" calcext:value-type="float">
            <text:p><text:s/>51,108 <text:s/></text:p>
          </table:table-cell>
          <table:table-cell table:style-name="ce50" office:value-type="float" office:value="48141" calcext:value-type="float">
            <text:p><text:s/>48,1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04028" calcext:value-type="float">
            <text:p><text:s/>204,028 <text:s/></text:p>
          </table:table-cell>
          <table:table-cell table:style-name="ce50" office:value-type="float" office:value="3033286" calcext:value-type="float">
            <text:p><text:s/>3,033,2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87" calcext:value-type="float">
            <text:p><text:s/>3,3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74644" calcext:value-type="float">
            <text:p><text:s/>-374,644 <text:s/></text:p>
          </table:table-cell>
          <table:table-cell table:style-name="ce50" office:value-type="float" office:value="-111446.5016" calcext:value-type="float">
            <text:p><text:s/>-111,4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36456" calcext:value-type="float">
            <text:p><text:s/>-136,456 <text:s/></text:p>
          </table:table-cell>
          <table:table-cell table:style-name="ce50" office:value-type="float" office:value="590" calcext:value-type="float">
            <text:p><text:s/>590 <text:s/></text:p>
          </table:table-cell>
          <table:table-cell table:style-name="ce50" office:value-type="float" office:value="-198.999999999982" calcext:value-type="float">
            <text:p><text:s/>-1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2218" calcext:value-type="float">
            <text:p><text:s/>-22,218 <text:s/></text:p>
          </table:table-cell>
          <table:table-cell table:style-name="ce50" office:value-type="float" office:value="219958" calcext:value-type="float">
            <text:p><text:s/>219,95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5181853" calcext:value-type="float">
            <text:p><text:s/>-5,181,853 <text:s/></text:p>
          </table:table-cell>
          <table:table-cell table:style-name="ce51" office:value-type="float" office:value="-3357490.4984" calcext:value-type="float">
            <text:p><text:s/>-3,357,49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4285" calcext:value-type="float">
            <text:p><text:s/>74,285 <text:s/></text:p>
          </table:table-cell>
          <table:table-cell table:style-name="ce51" office:value-type="float" office:value="-814338" calcext:value-type="float">
            <text:p><text:s/>-814,338 <text:s/></text:p>
          </table:table-cell>
          <table:table-cell table:style-name="ce51" office:value-type="float" office:value="798267.240794399" calcext:value-type="float">
            <text:p><text:s/>798,26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5115" calcext:value-type="float">
            <text:p><text:s/>-5,115 <text:s/></text:p>
          </table:table-cell>
          <table:table-cell table:style-name="ce51" office:value-type="float" office:value="-83406" calcext:value-type="float">
            <text:p><text:s/>-83,4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414592" calcext:value-type="float">
            <text:p><text:s/>414,592 <text:s/></text:p>
          </table:table-cell>
          <table:table-cell table:style-name="ce50" office:value-type="float" office:value="1747509" calcext:value-type="float">
            <text:p><text:s/>1,747,5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70" calcext:value-type="float">
            <text:p><text:s/>21,1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10" calcext:value-type="float">
            <text:p><text:s/>6,7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5611" calcext:value-type="float">
            <text:p><text:s/>235,6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04733" calcext:value-type="float">
            <text:p><text:s/>104,733 <text:s/></text:p>
          </table:table-cell>
          <table:table-cell table:style-name="ce51" office:value-type="float" office:value="-259955.51773125" calcext:value-type="float">
            <text:p><text:s/>-259,95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6355.06770757" calcext:value-type="float">
            <text:p><text:s/>136,355 <text:s/></text:p>
          </table:table-cell>
          <table:table-cell table:style-name="ce50" office:value-type="float" office:value="4010469.23375198" calcext:value-type="float">
            <text:p><text:s/>4,010,4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8170.34190498" calcext:value-type="float">
            <text:p><text:s/>338,170 <text:s/></text:p>
          </table:table-cell>
          <table:table-cell table:style-name="ce50" office:value-type="float" office:value="2758.56007622933" calcext:value-type="float">
            <text:p><text:s/>2,7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3010" calcext:value-type="float">
            <text:p><text:s/>133,010 <text:s/></text:p>
          </table:table-cell>
          <table:table-cell table:style-name="ce50" office:value-type="float" office:value="3208785" calcext:value-type="float">
            <text:p><text:s/>3,208,7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461" calcext:value-type="float">
            <text:p><text:s/>24,4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345.06770757" calcext:value-type="float">
            <text:p><text:s/>3,345 <text:s/></text:p>
          </table:table-cell>
          <table:table-cell table:style-name="ce51" office:value-type="float" office:value="777223.23375198" calcext:value-type="float">
            <text:p><text:s/>777,22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38170.34190498" calcext:value-type="float">
            <text:p><text:s/>338,170 <text:s/></text:p>
          </table:table-cell>
          <table:table-cell table:style-name="ce51" office:value-type="float" office:value="2758.56007622933" calcext:value-type="float">
            <text:p><text:s/>2,7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1722670" calcext:value-type="float">
            <text:p><text:s/>11,722,670 <text:s/></text:p>
          </table:table-cell>
          <table:table-cell table:style-name="ce50" office:value-type="float" office:value="15572914.9882688" calcext:value-type="float">
            <text:p><text:s/>15,572,9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131" calcext:value-type="float">
            <text:p><text:s/>306,131 <text:s/></text:p>
          </table:table-cell>
          <table:table-cell table:style-name="ce50" office:value-type="float" office:value="1285595" calcext:value-type="float">
            <text:p><text:s/>1,285,595 <text:s/></text:p>
          </table:table-cell>
          <table:table-cell table:style-name="ce50" office:value-type="float" office:value="151758" calcext:value-type="float">
            <text:p><text:s/>151,7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916" calcext:value-type="float">
            <text:p><text:s/>404,916 <text:s/></text:p>
          </table:table-cell>
          <table:table-cell table:style-name="ce50" office:value-type="float" office:value="2171015.88444444" calcext:value-type="float">
            <text:p><text:s/>2,171,0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1563943.76" calcext:value-type="float">
            <text:p><text:s/>11,563,944 <text:s/></text:p>
          </table:table-cell>
          <table:table-cell table:style-name="ce50" office:value-type="float" office:value="15572914.9882688" calcext:value-type="float">
            <text:p><text:s/>15,572,9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131" calcext:value-type="float">
            <text:p><text:s/>306,131 <text:s/></text:p>
          </table:table-cell>
          <table:table-cell table:style-name="ce50" office:value-type="float" office:value="1285595" calcext:value-type="float">
            <text:p><text:s/>1,285,595 <text:s/></text:p>
          </table:table-cell>
          <table:table-cell table:style-name="ce50" office:value-type="float" office:value="151758" calcext:value-type="float">
            <text:p><text:s/>151,7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916" calcext:value-type="float">
            <text:p><text:s/>404,916 <text:s/></text:p>
          </table:table-cell>
          <table:table-cell table:style-name="ce50" office:value-type="float" office:value="2021355.06311111" calcext:value-type="float">
            <text:p><text:s/>2,021,35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58726.24" calcext:value-type="float">
            <text:p><text:s/>158,72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49660.821333333" calcext:value-type="float">
            <text:p><text:s/>149,6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4615" calcext:value-type="float">
            <text:p><text:s/>94,615 <text:s/></text:p>
          </table:table-cell>
          <table:table-cell table:style-name="ce50" office:value-type="float" office:value="804063.51409199" calcext:value-type="float">
            <text:p><text:s/>804,0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74" calcext:value-type="float">
            <text:p><text:s/>13,874 <text:s/></text:p>
          </table:table-cell>
          <table:table-cell table:style-name="ce50" office:value-type="float" office:value="5376.28436821511" calcext:value-type="float">
            <text:p><text:s/>5,3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601" calcext:value-type="float">
            <text:p><text:s/>6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45" calcext:value-type="float">
            <text:p><text:s/>13,6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572" calcext:value-type="float">
            <text:p><text:s/>5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94603" calcext:value-type="float">
            <text:p><text:s/>94,603 <text:s/></text:p>
          </table:table-cell>
          <table:table-cell table:style-name="ce50" office:value-type="float" office:value="789245.51409199" calcext:value-type="float">
            <text:p><text:s/>789,2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74" calcext:value-type="float">
            <text:p><text:s/>13,874 <text:s/></text:p>
          </table:table-cell>
          <table:table-cell table:style-name="ce50" office:value-type="float" office:value="5376.28436821511" calcext:value-type="float">
            <text:p><text:s/>5,3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790521.93229243" calcext:value-type="float">
            <text:p><text:s/>5,790,522 <text:s/></text:p>
          </table:table-cell>
          <table:table-cell table:style-name="ce52" office:value-type="float" office:value="5913338.25975603" calcext:value-type="float">
            <text:p><text:s/>5,913,33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9246" calcext:value-type="float">
            <text:p><text:s/>359,246 <text:s/></text:p>
          </table:table-cell>
          <table:table-cell table:style-name="ce52" office:value-type="float" office:value="471257" calcext:value-type="float">
            <text:p><text:s/>471,257 <text:s/></text:p>
          </table:table-cell>
          <table:table-cell table:style-name="ce52" office:value-type="float" office:value="943315.240794399" calcext:value-type="float">
            <text:p><text:s/>943,31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7756.65809502" calcext:value-type="float">
            <text:p><text:s/>47,757 <text:s/></text:p>
          </table:table-cell>
          <table:table-cell table:style-name="ce52" office:value-type="float" office:value="1843864.04" calcext:value-type="float">
            <text:p><text:s/>1,843,86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790521.93229243" calcext:value-type="float">
            <text:p><text:s/>5,790,522 <text:s/></text:p>
          </table:table-cell>
          <table:table-cell table:style-name="ce52" office:value-type="float" office:value="5913338.25975603" calcext:value-type="float">
            <text:p><text:s/>5,913,338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925.65809502" calcext:value-type="float">
            <text:p><text:s/>19,926 <text:s/></text:p>
          </table:table-cell>
          <table:table-cell table:style-name="ce52" office:value-type="float" office:value="13825" calcext:value-type="float">
            <text:p><text:s/>13,8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0379.93229243" calcext:value-type="float">
            <text:p><text:s/>230,380 <text:s/></text:p>
          </table:table-cell>
          <table:table-cell table:style-name="ce50" office:value-type="float" office:value="5277039.25975603" calcext:value-type="float">
            <text:p><text:s/>5,277,0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25.65809502" calcext:value-type="float">
            <text:p><text:s/>19,926 <text:s/></text:p>
          </table:table-cell>
          <table:table-cell table:style-name="ce50" office:value-type="float" office:value="13825" calcext:value-type="float">
            <text:p><text:s/>13,8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1788" calcext:value-type="float">
            <text:p><text:s/>11,788 <text:s/></text:p>
          </table:table-cell>
          <table:table-cell table:style-name="ce50" office:value-type="float" office:value="21544" calcext:value-type="float">
            <text:p><text:s/>21,5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6817" calcext:value-type="float">
            <text:p><text:s/>6,817 <text:s/></text:p>
          </table:table-cell>
          <table:table-cell table:style-name="ce50" office:value-type="float" office:value="323038.66541761" calcext:value-type="float">
            <text:p><text:s/>323,0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894.5119152" calcext:value-type="float">
            <text:p><text:s/>5,895 <text:s/></text:p>
          </table:table-cell>
          <table:table-cell table:style-name="ce50" office:value-type="float" office:value="910251.59052329" calcext:value-type="float">
            <text:p><text:s/>910,2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4" calcext:value-type="float">
            <text:p><text:s/>24 <text:s/></text:p>
          </table:table-cell>
          <table:table-cell table:style-name="ce50" office:value-type="float" office:value="17740" calcext:value-type="float">
            <text:p><text:s/>17,7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5055" calcext:value-type="float">
            <text:p><text:s/>5,0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57.22091347" calcext:value-type="float">
            <text:p><text:s/>657 <text:s/></text:p>
          </table:table-cell>
          <table:table-cell table:style-name="ce50" office:value-type="float" office:value="308059.53065347" calcext:value-type="float">
            <text:p><text:s/>308,0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99" calcext:value-type="float">
            <text:p><text:s/>299 <text:s/></text:p>
          </table:table-cell>
          <table:table-cell table:style-name="ce50" office:value-type="float" office:value="2325" calcext:value-type="float">
            <text:p><text:s/>2,3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87012.40328702" calcext:value-type="float">
            <text:p><text:s/>87,012 <text:s/></text:p>
          </table:table-cell>
          <table:table-cell table:style-name="ce50" office:value-type="float" office:value="1368400.44001461" calcext:value-type="float">
            <text:p><text:s/>1,368,4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76.65809502" calcext:value-type="float">
            <text:p><text:s/>18,9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4051.38047495" calcext:value-type="float">
            <text:p><text:s/>84,051 <text:s/></text:p>
          </table:table-cell>
          <table:table-cell table:style-name="ce50" office:value-type="float" office:value="1089476.85686231" calcext:value-type="float">
            <text:p><text:s/>1,089,4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76.65809502" calcext:value-type="float">
            <text:p><text:s/>18,9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256.38047495" calcext:value-type="float">
            <text:p>( 8,256 <text:s/>)</text:p>
          </table:table-cell>
          <table:table-cell table:style-name="ce53" office:value-type="float" office:value="656237.06493524" calcext:value-type="float">
            <text:p>( 656,23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5795" calcext:value-type="float">
            <text:p>( 75,795 <text:s/>)</text:p>
          </table:table-cell>
          <table:table-cell table:style-name="ce53" office:value-type="float" office:value="433239.79192707" calcext:value-type="float">
            <text:p>( 433,24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8976.65809502" calcext:value-type="float">
            <text:p>( 18,977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091.43309302" calcext:value-type="float">
            <text:p><text:s/>1,091 <text:s/></text:p>
          </table:table-cell>
          <table:table-cell table:style-name="ce50" office:value-type="float" office:value="37701.6975242" calcext:value-type="float">
            <text:p><text:s/>37,7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809.58971905" calcext:value-type="float">
            <text:p><text:s/>1,810 <text:s/></text:p>
          </table:table-cell>
          <table:table-cell table:style-name="ce50" office:value-type="float" office:value="237846.8856281" calcext:value-type="float">
            <text:p><text:s/>237,8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0" calcext:value-type="float">
            <text:p><text:s/>60 <text:s/></text:p>
          </table:table-cell>
          <table:table-cell table:style-name="ce54" office:value-type="float" office:value="3375" calcext:value-type="float">
            <text:p><text:s/>3,37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686" calcext:value-type="float">
            <text:p><text:s/>3,686 <text:s/></text:p>
          </table:table-cell>
          <table:table-cell table:style-name="ce50" office:value-type="float" office:value="170515" calcext:value-type="float">
            <text:p><text:s/>170,5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64" calcext:value-type="float">
            <text:p><text:s/>364 <text:s/></text:p>
          </table:table-cell>
          <table:table-cell table:style-name="ce50" office:value-type="float" office:value="19180" calcext:value-type="float">
            <text:p><text:s/>19,1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56" calcext:value-type="float">
            <text:p><text:s/>1,456 <text:s/></text:p>
          </table:table-cell>
          <table:table-cell table:style-name="ce54" office:value-type="float" office:value="59688" calcext:value-type="float">
            <text:p><text:s/>59,68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0574" calcext:value-type="float">
            <text:p><text:s/>30,574 <text:s/></text:p>
          </table:table-cell>
          <table:table-cell table:style-name="ce50" office:value-type="float" office:value="373274" calcext:value-type="float">
            <text:p><text:s/>373,2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9" calcext:value-type="float">
            <text:p><text:s/>9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7203" calcext:value-type="float">
            <text:p><text:s/>27,203 <text:s/></text:p>
          </table:table-cell>
          <table:table-cell table:style-name="ce50" office:value-type="float" office:value="60106" calcext:value-type="float">
            <text:p><text:s/>60,1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371" calcext:value-type="float">
            <text:p><text:s/>3,371 <text:s/></text:p>
          </table:table-cell>
          <table:table-cell table:style-name="ce50" office:value-type="float" office:value="313168" calcext:value-type="float">
            <text:p><text:s/>313,1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9" calcext:value-type="float">
            <text:p><text:s/>9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58" calcext:value-type="float">
            <text:p>( 158 <text:s/>)</text:p>
          </table:table-cell>
          <table:table-cell table:style-name="ce53" office:value-type="float" office:value="13000" calcext:value-type="float">
            <text:p>( 13,00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8296" calcext:value-type="float">
            <text:p>( 8,29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076" calcext:value-type="float">
            <text:p><text:s/>8,076 <text:s/></text:p>
          </table:table-cell>
          <table:table-cell table:style-name="ce50" office:value-type="float" office:value="501344.74" calcext:value-type="float">
            <text:p><text:s/>501,3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825" calcext:value-type="float">
            <text:p><text:s/>13,82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942" calcext:value-type="float">
            <text:p><text:s/>6,942 <text:s/></text:p>
          </table:table-cell>
          <table:table-cell table:style-name="ce50" office:value-type="float" office:value="440679.74" calcext:value-type="float">
            <text:p><text:s/>440,6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825" calcext:value-type="float">
            <text:p><text:s/>13,82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134" calcext:value-type="float">
            <text:p><text:s/>1,134 <text:s/></text:p>
          </table:table-cell>
          <table:table-cell table:style-name="ce50" office:value-type="float" office:value="60665" calcext:value-type="float">
            <text:p><text:s/>60,6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929" calcext:value-type="float">
            <text:p><text:s/>2,929 <text:s/></text:p>
          </table:table-cell>
          <table:table-cell table:style-name="ce50" office:value-type="float" office:value="95294" calcext:value-type="float">
            <text:p><text:s/>95,2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192" calcext:value-type="float">
            <text:p><text:s/>1,192 <text:s/></text:p>
          </table:table-cell>
          <table:table-cell table:style-name="ce54" office:value-type="float" office:value="9632" calcext:value-type="float">
            <text:p><text:s/>9,63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8975" calcext:value-type="float">
            <text:p><text:s/>18,975 <text:s/></text:p>
          </table:table-cell>
          <table:table-cell table:style-name="ce50" office:value-type="float" office:value="214367.28554705" calcext:value-type="float">
            <text:p><text:s/>214,3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8200" calcext:value-type="float">
            <text:p><text:s/>8,200 <text:s/></text:p>
          </table:table-cell>
          <table:table-cell table:style-name="ce50" office:value-type="float" office:value="24971" calcext:value-type="float">
            <text:p><text:s/>24,9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3099" calcext:value-type="float">
            <text:p><text:s/>3,099 <text:s/></text:p>
          </table:table-cell>
          <table:table-cell table:style-name="ce50" office:value-type="float" office:value="751083" calcext:value-type="float">
            <text:p><text:s/>751,0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726.79617674" calcext:value-type="float">
            <text:p><text:s/>727 <text:s/></text:p>
          </table:table-cell>
          <table:table-cell table:style-name="ce50" office:value-type="float" office:value="63" calcext:value-type="float">
            <text:p><text:s/>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38602" calcext:value-type="float">
            <text:p><text:s/>38,602 <text:s/></text:p>
          </table:table-cell>
          <table:table-cell table:style-name="ce50" office:value-type="float" office:value="64780" calcext:value-type="float">
            <text:p><text:s/>64,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6433.0076" calcext:value-type="float">
            <text:p><text:s/>36,43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028294" calcext:value-type="float">
            <text:p><text:s/>4,028,294 <text:s/></text:p>
          </table:table-cell>
          <table:table-cell table:style-name="ce50" office:value-type="float" office:value="222120" calcext:value-type="float">
            <text:p><text:s/>222,1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875806" calcext:value-type="float">
            <text:p><text:s/>3,875,80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0748" calcext:value-type="float">
            <text:p><text:s/>40,74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11740" calcext:value-type="float">
            <text:p><text:s/>111,740 <text:s/></text:p>
          </table:table-cell>
          <table:table-cell table:style-name="ce50" office:value-type="float" office:value="222120" calcext:value-type="float">
            <text:p><text:s/>222,1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1045841" calcext:value-type="float">
            <text:p><text:s/>1,045,841 <text:s/></text:p>
          </table:table-cell>
          <table:table-cell table:style-name="ce50" office:value-type="float" office:value="27347" calcext:value-type="float">
            <text:p><text:s/>27,3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347" calcext:value-type="float">
            <text:p><text:s/>1,347 <text:s/></text:p>
          </table:table-cell>
          <table:table-cell table:style-name="ce50" office:value-type="float" office:value="1425" calcext:value-type="float">
            <text:p><text:s/>1,4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1044494" calcext:value-type="float">
            <text:p><text:s/>1,044,494 <text:s/></text:p>
          </table:table-cell>
          <table:table-cell table:style-name="ce51" office:value-type="float" office:value="25922" calcext:value-type="float">
            <text:p><text:s/>25,92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86007" calcext:value-type="float">
            <text:p><text:s/>486,007 <text:s/></text:p>
          </table:table-cell>
          <table:table-cell table:style-name="ce50" office:value-type="float" office:value="386832" calcext:value-type="float">
            <text:p><text:s/>386,8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78805" calcext:value-type="float">
            <text:p><text:s/>78,805 <text:s/></text:p>
          </table:table-cell>
          <table:table-cell table:style-name="ce50" office:value-type="float" office:value="307598" calcext:value-type="float">
            <text:p><text:s/>307,5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886" calcext:value-type="float">
            <text:p><text:s/>1,886 <text:s/></text:p>
          </table:table-cell>
          <table:table-cell table:style-name="ce50" office:value-type="float" office:value="6532" calcext:value-type="float">
            <text:p><text:s/>6,5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8458" calcext:value-type="float">
            <text:p><text:s/>8,458 <text:s/></text:p>
          </table:table-cell>
          <table:table-cell table:style-name="ce50" office:value-type="float" office:value="318" calcext:value-type="float">
            <text:p><text:s/>3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901" calcext:value-type="float">
            <text:p><text:s/>3,90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322" calcext:value-type="float">
            <text:p><text:s/>3,322 <text:s/></text:p>
          </table:table-cell>
          <table:table-cell table:style-name="ce50" office:value-type="float" office:value="2561" calcext:value-type="float">
            <text:p><text:s/>2,5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92378" calcext:value-type="float">
            <text:p><text:s/>292,378 <text:s/></text:p>
          </table:table-cell>
          <table:table-cell table:style-name="ce50" office:value-type="float" office:value="6024" calcext:value-type="float">
            <text:p><text:s/>6,0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7257" calcext:value-type="float">
            <text:p><text:s/>97,257 <text:s/></text:p>
          </table:table-cell>
          <table:table-cell table:style-name="ce51" office:value-type="float" office:value="63799" calcext:value-type="float">
            <text:p><text:s/>63,79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9246" calcext:value-type="float">
            <text:p><text:s/>359,246 <text:s/></text:p>
          </table:table-cell>
          <table:table-cell table:style-name="ce50" office:value-type="float" office:value="471257" calcext:value-type="float">
            <text:p><text:s/>471,257 <text:s/></text:p>
          </table:table-cell>
          <table:table-cell table:style-name="ce50" office:value-type="float" office:value="943315.240794399" calcext:value-type="float">
            <text:p><text:s/>943,3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31" calcext:value-type="float">
            <text:p><text:s/>27,831 <text:s/></text:p>
          </table:table-cell>
          <table:table-cell table:style-name="ce50" office:value-type="float" office:value="1830039.04" calcext:value-type="float">
            <text:p><text:s/>1,830,03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9246" calcext:value-type="float">
            <text:p><text:s/>359,246 <text:s/></text:p>
          </table:table-cell>
          <table:table-cell table:style-name="ce50" office:value-type="float" office:value="471257" calcext:value-type="float">
            <text:p><text:s/>471,257 <text:s/></text:p>
          </table:table-cell>
          <table:table-cell table:style-name="ce50" office:value-type="float" office:value="943315.240794399" calcext:value-type="float">
            <text:p><text:s/>943,3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31" calcext:value-type="float">
            <text:p><text:s/>27,831 <text:s/></text:p>
          </table:table-cell>
          <table:table-cell table:style-name="ce50" office:value-type="float" office:value="1830039.04" calcext:value-type="float">
            <text:p><text:s/>1,830,03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16125.828927314" calcext:value-type="float">
            <text:p><text:s/>516,126 <text:s/></text:p>
          </table:table-cell>
          <table:table-cell table:style-name="ce57" office:value-type="float" office:value="17711367.4054927" calcext:value-type="float">
            <text:p><text:s/>17,711,3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061142.851819" calcext:value-type="float">
            <text:p><text:s/>1,061,143 <text:s/></text:p>
          </table:table-cell>
          <table:table-cell table:style-name="ce57" office:value-type="float" office:value="12056.17103" calcext:value-type="float">
            <text:p><text:s/>12,056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04472.411680314" calcext:value-type="float">
            <text:p><text:s/>504,472 <text:s/></text:p>
          </table:table-cell>
          <table:table-cell table:style-name="ce57" office:value-type="float" office:value="13511794.3343197" calcext:value-type="float">
            <text:p><text:s/>13,511,79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1355.615772" calcext:value-type="float">
            <text:p><text:s/>71,35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1653.417247" calcext:value-type="float">
            <text:p><text:s/>11,653 <text:s/></text:p>
          </table:table-cell>
          <table:table-cell table:style-name="ce57" office:value-type="float" office:value="4128217.455401" calcext:value-type="float">
            <text:p><text:s/>4,128,21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061142.851819" calcext:value-type="float">
            <text:p><text:s/>1,061,143 <text:s/></text:p>
          </table:table-cell>
          <table:table-cell table:style-name="ce57" office:value-type="float" office:value="12056.17103" calcext:value-type="float">
            <text:p><text:s/>12,056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0591.802885" calcext:value-type="float">
            <text:p><text:s/>40,59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911616.816907" calcext:value-type="float">
            <text:p><text:s/>911,617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0591.802885" calcext:value-type="float">
            <text:p><text:s/>40,59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11616.816907" calcext:value-type="float">
            <text:p><text:s/>911,617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59523.905723906" calcext:value-type="float">
            <text:p><text:s/>559,524 <text:s/></text:p>
          </table:table-cell>
          <table:table-cell table:style-name="ce49" office:value-type="float" office:value="830893" calcext:value-type="float">
            <text:p><text:s/>830,89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567349.55205512" calcext:value-type="float">
            <text:p><text:s/>1,567,350 <text:s/></text:p>
          </table:table-cell>
          <table:table-cell table:style-name="ce49" office:value-type="float" office:value="283510.383780013" calcext:value-type="float">
            <text:p><text:s/>283,510 <text:s/></text:p>
          </table:table-cell>
          <table:table-cell table:style-name="ce49" office:value-type="float" office:value="250241.256633013" calcext:value-type="float">
            <text:p><text:s/>250,24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3269.127147" calcext:value-type="float">
            <text:p><text:s/>33,269 <text:s/></text:p>
          </table:table-cell>
          <table:table-cell table:style-name="ce49" office:value-type="float" office:value="1283839.16827511" calcext:value-type="float">
            <text:p><text:s/>1,283,83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5530865.78757672" calcext:value-type="float">
            <text:p><text:s/>5,530,8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00742.83960127" calcext:value-type="float">
            <text:p><text:s/>7,300,7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69103.581152104" calcext:value-type="float">
            <text:p><text:s/>-69,104 <text:s/></text:p>
          </table:table-cell>
          <table:table-cell table:style-name="ce50" office:value-type="float" office:value="-70362.425" calcext:value-type="float">
            <text:p><text:s/>-70,362 <text:s/></text:p>
          </table:table-cell>
          <table:table-cell table:style-name="ce50" office:value-type="float" office:value="-28672.3493429995" calcext:value-type="float">
            <text:p><text:s/>-28,6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6159493.27445273" calcext:value-type="float">
            <text:p><text:s/>6,159,493 <text:s/></text:p>
          </table:table-cell>
          <table:table-cell table:style-name="ce51" office:value-type="float" office:value="901255.425" calcext:value-type="float">
            <text:p><text:s/>901,255 <text:s/></text:p>
          </table:table-cell>
          <table:table-cell table:style-name="ce51" office:value-type="float" office:value="7329415.18894427" calcext:value-type="float">
            <text:p><text:s/>7,329,415 <text:s/></text:p>
          </table:table-cell>
          <table:table-cell table:style-name="ce51" office:value-type="float" office:value="1567349.55205512" calcext:value-type="float">
            <text:p><text:s/>1,567,350 <text:s/></text:p>
          </table:table-cell>
          <table:table-cell table:style-name="ce51" office:value-type="float" office:value="283510.383780013" calcext:value-type="float">
            <text:p><text:s/>283,510 <text:s/></text:p>
          </table:table-cell>
          <table:table-cell table:style-name="ce51" office:value-type="float" office:value="250241.256633013" calcext:value-type="float">
            <text:p><text:s/>250,24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3269.127147" calcext:value-type="float">
            <text:p><text:s/>33,269 <text:s/></text:p>
          </table:table-cell>
          <table:table-cell table:style-name="ce51" office:value-type="float" office:value="1283839.16827511" calcext:value-type="float">
            <text:p><text:s/>1,283,8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5903350.7492002" calcext:value-type="float">
            <text:p><text:s/>5,903,3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792422.98894427" calcext:value-type="float">
            <text:p><text:s/>7,792,4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79561.0795454544" calcext:value-type="float">
            <text:p><text:s/>79,56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5020.625" calcext:value-type="float">
            <text:p><text:s/>105,021 <text:s/></text:p>
          </table:table-cell>
          <table:table-cell table:style-name="ce51" office:value-type="float" office:value="0.0000000000135" calcext:value-type="float">
            <text:p><text:s/>0 <text:s/></text:p>
          </table:table-cell>
          <table:table-cell table:number-columns-repeated="2" table:style-name="ce51" office:value-type="float" office:value="0.0000000000025" calcext:value-type="float">
            <text:p><text:s/>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0.000000000011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56102.63574152" calcext:value-type="float">
            <text:p><text:s/>4,256,103 <text:s/></text:p>
          </table:table-cell>
          <table:table-cell table:style-name="ce50" office:value-type="float" office:value="127938.52148548" calcext:value-type="float">
            <text:p><text:s/>127,939 <text:s/></text:p>
          </table:table-cell>
          <table:table-cell table:style-name="ce50" office:value-type="float" office:value="5504332.34896949" calcext:value-type="float">
            <text:p><text:s/>5,504,332 <text:s/></text:p>
          </table:table-cell>
          <table:table-cell table:style-name="ce50" office:value-type="float" office:value="1119072.78711011" calcext:value-type="float">
            <text:p><text:s/>1,119,073 <text:s/></text:p>
          </table:table-cell>
          <table:table-cell table:style-name="ce50" office:value-type="float" office:value="99089.1573946563" calcext:value-type="float">
            <text:p><text:s/>99,089 <text:s/></text:p>
          </table:table-cell>
          <table:table-cell table:style-name="ce50" office:value-type="float" office:value="72473.8556770563" calcext:value-type="float">
            <text:p><text:s/>72,4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615.3017176" calcext:value-type="float">
            <text:p><text:s/>26,615 <text:s/></text:p>
          </table:table-cell>
          <table:table-cell table:style-name="ce50" office:value-type="float" office:value="1019983.62971546" calcext:value-type="float">
            <text:p><text:s/>1,019,98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109097.72727273" calcext:value-type="float">
            <text:p><text:s/>4,109,0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4009" calcext:value-type="float">
            <text:p><text:s/>5,424,0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3858.7144781145" calcext:value-type="float">
            <text:p><text:s/>83,859 <text:s/></text:p>
          </table:table-cell>
          <table:table-cell table:style-name="ce50" office:value-type="float" office:value="124530.191" calcext:value-type="float">
            <text:p><text:s/>124,5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20.8333333333" calcext:value-type="float">
            <text:p><text:s/>32,0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020.8333333333" calcext:value-type="float">
            <text:p><text:s/>32,02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3146.1939906776" calcext:value-type="float">
            <text:p><text:s/>63,146 <text:s/></text:p>
          </table:table-cell>
          <table:table-cell table:style-name="ce51" office:value-type="float" office:value="3408.33048548" calcext:value-type="float">
            <text:p><text:s/>3,408 <text:s/></text:p>
          </table:table-cell>
          <table:table-cell table:style-name="ce51" office:value-type="float" office:value="80323.34896949" calcext:value-type="float">
            <text:p><text:s/>80,323 <text:s/></text:p>
          </table:table-cell>
          <table:table-cell table:style-name="ce51" office:value-type="float" office:value="1087051.95377678" calcext:value-type="float">
            <text:p><text:s/>1,087,052 <text:s/></text:p>
          </table:table-cell>
          <table:table-cell table:style-name="ce51" office:value-type="float" office:value="99089.1573946563" calcext:value-type="float">
            <text:p><text:s/>99,089 <text:s/></text:p>
          </table:table-cell>
          <table:table-cell table:style-name="ce51" office:value-type="float" office:value="72473.8556770563" calcext:value-type="float">
            <text:p><text:s/>72,47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615.3017176" calcext:value-type="float">
            <text:p><text:s/>26,615 <text:s/></text:p>
          </table:table-cell>
          <table:table-cell table:style-name="ce51" office:value-type="float" office:value="987962.796382122" calcext:value-type="float">
            <text:p><text:s/>987,9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847213.20058923" calcext:value-type="float">
            <text:p><text:s/>5,847,213 <text:s/></text:p>
          </table:table-cell>
          <table:table-cell table:style-name="ce50" office:value-type="float" office:value="586919.9" calcext:value-type="float">
            <text:p><text:s/>586,920 <text:s/></text:p>
          </table:table-cell>
          <table:table-cell table:style-name="ce50" office:value-type="float" office:value="7196614.847" calcext:value-type="float">
            <text:p><text:s/>7,196,6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847213.20058923" calcext:value-type="float">
            <text:p><text:s/>5,847,213 <text:s/></text:p>
          </table:table-cell>
          <table:table-cell table:style-name="ce51" office:value-type="float" office:value="586919.9" calcext:value-type="float">
            <text:p><text:s/>586,920 <text:s/></text:p>
          </table:table-cell>
          <table:table-cell table:style-name="ce51" office:value-type="float" office:value="7196614.847" calcext:value-type="float">
            <text:p><text:s/>7,196,61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67984.432856167" calcext:value-type="float">
            <text:p><text:s/>367,984 <text:s/></text:p>
          </table:table-cell>
          <table:table-cell table:style-name="ce50" office:value-type="float" office:value="13670.342" calcext:value-type="float">
            <text:p><text:s/>13,670 <text:s/></text:p>
          </table:table-cell>
          <table:table-cell table:style-name="ce50" office:value-type="float" office:value="473588.03625903" calcext:value-type="float">
            <text:p><text:s/>473,5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4666.224522834" calcext:value-type="float">
            <text:p><text:s/>284,666 <text:s/></text:p>
          </table:table-cell>
          <table:table-cell table:style-name="ce50" office:value-type="float" office:value="13319" calcext:value-type="float">
            <text:p><text:s/>13,319 <text:s/></text:p>
          </table:table-cell>
          <table:table-cell table:style-name="ce50" office:value-type="float" office:value="363920.30525903" calcext:value-type="float">
            <text:p><text:s/>363,9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83318.2083333333" calcext:value-type="float">
            <text:p><text:s/>83,318 <text:s/></text:p>
          </table:table-cell>
          <table:table-cell table:style-name="ce50" office:value-type="float" office:value="351.342" calcext:value-type="float">
            <text:p><text:s/>351 <text:s/></text:p>
          </table:table-cell>
          <table:table-cell table:style-name="ce50" office:value-type="float" office:value="109667.731" calcext:value-type="float">
            <text:p><text:s/>109,6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99707.57769861" calcext:value-type="float">
            <text:p><text:s/>1,399,708 <text:s/></text:p>
          </table:table-cell>
          <table:table-cell table:style-name="ce52" office:value-type="float" office:value="1346566.46151452" calcext:value-type="float">
            <text:p><text:s/>1,346,566 <text:s/></text:p>
          </table:table-cell>
          <table:table-cell table:style-name="ce52" office:value-type="float" office:value="650666.03677148" calcext:value-type="float">
            <text:p><text:s/>650,666 <text:s/></text:p>
          </table:table-cell>
          <table:table-cell table:style-name="ce52" office:value-type="float" office:value="448276.764945012" calcext:value-type="float">
            <text:p><text:s/>448,277 <text:s/></text:p>
          </table:table-cell>
          <table:table-cell table:style-name="ce52" office:value-type="float" office:value="184421.226385357" calcext:value-type="float">
            <text:p><text:s/>184,421 <text:s/></text:p>
          </table:table-cell>
          <table:table-cell table:style-name="ce52" office:value-type="float" office:value="177767.400955957" calcext:value-type="float">
            <text:p><text:s/>177,76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653.8254294" calcext:value-type="float">
            <text:p><text:s/>6,654 <text:s/></text:p>
          </table:table-cell>
          <table:table-cell table:style-name="ce52" office:value-type="float" office:value="263855.538559656" calcext:value-type="float">
            <text:p><text:s/>263,85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99707.57769861" calcext:value-type="float">
            <text:p><text:s/>1,399,708 <text:s/></text:p>
          </table:table-cell>
          <table:table-cell table:style-name="ce52" office:value-type="float" office:value="1346566.46151452" calcext:value-type="float">
            <text:p><text:s/>1,346,566 <text:s/></text:p>
          </table:table-cell>
          <table:table-cell table:style-name="ce52" office:value-type="float" office:value="650666.03677148" calcext:value-type="float">
            <text:p><text:s/>650,666 <text:s/></text:p>
          </table:table-cell>
          <table:table-cell table:style-name="ce52" office:value-type="float" office:value="448276.764945012" calcext:value-type="float">
            <text:p><text:s/>448,277 <text:s/></text:p>
          </table:table-cell>
          <table:table-cell table:style-name="ce52" office:value-type="float" office:value="184421.226385357" calcext:value-type="float">
            <text:p><text:s/>184,421 <text:s/></text:p>
          </table:table-cell>
          <table:table-cell table:style-name="ce52" office:value-type="float" office:value="177767.400955957" calcext:value-type="float">
            <text:p><text:s/>177,76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653.8254294" calcext:value-type="float">
            <text:p><text:s/>6,654 <text:s/></text:p>
          </table:table-cell>
          <table:table-cell table:style-name="ce52" office:value-type="float" office:value="263855.538559656" calcext:value-type="float">
            <text:p><text:s/>263,8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21955.295712077" calcext:value-type="float">
            <text:p><text:s/>621,955 <text:s/></text:p>
          </table:table-cell>
          <table:table-cell table:style-name="ce50" office:value-type="float" office:value="368328.58151452" calcext:value-type="float">
            <text:p><text:s/>368,329 <text:s/></text:p>
          </table:table-cell>
          <table:table-cell table:style-name="ce50" office:value-type="float" office:value="493577.80677148" calcext:value-type="float">
            <text:p><text:s/>493,578 <text:s/></text:p>
          </table:table-cell>
          <table:table-cell table:style-name="ce50" office:value-type="float" office:value="448276.764945012" calcext:value-type="float">
            <text:p><text:s/>448,277 <text:s/></text:p>
          </table:table-cell>
          <table:table-cell table:style-name="ce50" office:value-type="float" office:value="184421.226385357" calcext:value-type="float">
            <text:p><text:s/>184,421 <text:s/></text:p>
          </table:table-cell>
          <table:table-cell table:style-name="ce50" office:value-type="float" office:value="177767.400955957" calcext:value-type="float">
            <text:p><text:s/>177,7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53.8254294" calcext:value-type="float">
            <text:p><text:s/>6,654 <text:s/></text:p>
          </table:table-cell>
          <table:table-cell table:style-name="ce50" office:value-type="float" office:value="263855.538559656" calcext:value-type="float">
            <text:p><text:s/>263,8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9.8316498316498" calcext:value-type="float">
            <text:p><text:s/>50 <text:s/></text:p>
          </table:table-cell>
          <table:table-cell table:style-name="ce50" office:value-type="float" office:value="74" calcext:value-type="float">
            <text:p><text:s/>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5079.3176178451" calcext:value-type="float">
            <text:p><text:s/>15,079 <text:s/></text:p>
          </table:table-cell>
          <table:table-cell table:style-name="ce50" office:value-type="float" office:value="18014.2472875" calcext:value-type="float">
            <text:p><text:s/>18,014 <text:s/></text:p>
          </table:table-cell>
          <table:table-cell table:style-name="ce50" office:value-type="float" office:value="3892.035" calcext:value-type="float">
            <text:p><text:s/>3,892 <text:s/></text:p>
          </table:table-cell>
          <table:table-cell table:number-columns-repeated="3" table:style-name="ce50" office:value-type="float" office:value="24270.3112997555" calcext:value-type="float">
            <text:p><text:s/>24,2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3448.6875420875" calcext:value-type="float">
            <text:p><text:s/>33,449 <text:s/></text:p>
          </table:table-cell>
          <table:table-cell table:style-name="ce50" office:value-type="float" office:value="30959.338" calcext:value-type="float">
            <text:p><text:s/>30,959 <text:s/></text:p>
          </table:table-cell>
          <table:table-cell table:style-name="ce50" office:value-type="float" office:value="16632.856" calcext:value-type="float">
            <text:p><text:s/>16,6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43.110016835017" calcext:value-type="float">
            <text:p><text:s/>343 <text:s/></text:p>
          </table:table-cell>
          <table:table-cell table:style-name="ce50" office:value-type="float" office:value="252.835" calcext:value-type="float">
            <text:p><text:s/>253 <text:s/></text:p>
          </table:table-cell>
          <table:table-cell table:style-name="ce50" office:value-type="float" office:value="228.163" calcext:value-type="float">
            <text:p><text:s/>2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118.68442760943" calcext:value-type="float">
            <text:p><text:s/>1,119 <text:s/></text:p>
          </table:table-cell>
          <table:table-cell table:style-name="ce50" office:value-type="float" office:value="613.121" calcext:value-type="float">
            <text:p><text:s/>613 <text:s/></text:p>
          </table:table-cell>
          <table:table-cell table:style-name="ce50" office:value-type="float" office:value="931.667" calcext:value-type="float">
            <text:p><text:s/>9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444.23718991246" calcext:value-type="float">
            <text:p><text:s/>5,444 <text:s/></text:p>
          </table:table-cell>
          <table:table-cell table:style-name="ce50" office:value-type="float" office:value="5731.84022702" calcext:value-type="float">
            <text:p><text:s/>5,732 <text:s/></text:p>
          </table:table-cell>
          <table:table-cell table:style-name="ce50" office:value-type="float" office:value="2091.424" calcext:value-type="float">
            <text:p><text:s/>2,091 <text:s/></text:p>
          </table:table-cell>
          <table:table-cell table:style-name="ce50" office:value-type="float" office:value="171241.754656201" calcext:value-type="float">
            <text:p><text:s/>171,242 <text:s/></text:p>
          </table:table-cell>
          <table:table-cell table:number-columns-repeated="2" table:style-name="ce50" office:value-type="float" office:value="153497.089656201" calcext:value-type="float">
            <text:p><text:s/>153,4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744.665" calcext:value-type="float">
            <text:p><text:s/>17,7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652.906313131313" calcext:value-type="float">
            <text:p><text:s/>653 <text:s/></text:p>
          </table:table-cell>
          <table:table-cell table:style-name="ce50" office:value-type="float" office:value="520.368" calcext:value-type="float">
            <text:p><text:s/>520 <text:s/></text:p>
          </table:table-cell>
          <table:table-cell table:style-name="ce50" office:value-type="float" office:value="399.287" calcext:value-type="float">
            <text:p><text:s/>3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92890.7776888316" calcext:value-type="float">
            <text:p><text:s/>92,891 <text:s/></text:p>
          </table:table-cell>
          <table:table-cell table:style-name="ce50" office:value-type="float" office:value="431.048" calcext:value-type="float">
            <text:p><text:s/>431 <text:s/></text:p>
          </table:table-cell>
          <table:table-cell table:style-name="ce50" office:value-type="float" office:value="122232.67277148" calcext:value-type="float">
            <text:p><text:s/>122,233 <text:s/></text:p>
          </table:table-cell>
          <table:table-cell table:style-name="ce50" office:value-type="float" office:value="29.8969722666667" calcext:value-type="float">
            <text:p><text:s/>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.8969722666667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91090.2246585286" calcext:value-type="float">
            <text:p><text:s/>91,090 <text:s/></text:p>
          </table:table-cell>
          <table:table-cell table:style-name="ce50" office:value-type="float" office:value="431.048" calcext:value-type="float">
            <text:p><text:s/>431 <text:s/></text:p>
          </table:table-cell>
          <table:table-cell table:style-name="ce50" office:value-type="float" office:value="119855.94277148" calcext:value-type="float">
            <text:p><text:s/>119,856 <text:s/></text:p>
          </table:table-cell>
          <table:table-cell table:style-name="ce50" office:value-type="float" office:value="29.8969722666667" calcext:value-type="float">
            <text:p><text:s/>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.8969722666667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05.502104377104" calcext:value-type="float">
            <text:p>( 406 <text:s/>)</text:p>
          </table:table-cell>
          <table:table-cell table:style-name="ce53" office:value-type="float" office:value="431.048" calcext:value-type="float">
            <text:p>( 431 <text:s/>)</text:p>
          </table:table-cell>
          <table:table-cell table:style-name="ce53" office:value-type="float" office:value="152.109" calcext:value-type="float">
            <text:p>( 152 <text:s/>)</text:p>
          </table:table-cell>
          <table:table-cell table:style-name="ce53" office:value-type="float" office:value="29.8969722666667" calcext:value-type="float">
            <text:p>( 3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9.8969722666667" calcext:value-type="float">
            <text:p>( 3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90684.7225541515" calcext:value-type="float">
            <text:p>( 90,68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19703.83377148" calcext:value-type="float">
            <text:p>( 119,70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800.55303030303" calcext:value-type="float">
            <text:p><text:s/>1,8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6.73" calcext:value-type="float">
            <text:p><text:s/>2,3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965.27836700337" calcext:value-type="float">
            <text:p><text:s/>3,965 <text:s/></text:p>
          </table:table-cell>
          <table:table-cell table:style-name="ce50" office:value-type="float" office:value="5631.755" calcext:value-type="float">
            <text:p><text:s/>5,632 <text:s/></text:p>
          </table:table-cell>
          <table:table-cell table:style-name="ce50" office:value-type="float" office:value="228.163" calcext:value-type="float">
            <text:p><text:s/>2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478.50471380471" calcext:value-type="float">
            <text:p><text:s/>2,479 <text:s/></text:p>
          </table:table-cell>
          <table:table-cell table:style-name="ce50" office:value-type="float" office:value="351.43" calcext:value-type="float">
            <text:p><text:s/>351 <text:s/></text:p>
          </table:table-cell>
          <table:table-cell table:style-name="ce50" office:value-type="float" office:value="2959.244" calcext:value-type="float">
            <text:p><text:s/>2,9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004.3864478114" calcext:value-type="float">
            <text:p><text:s/>11,004 <text:s/></text:p>
          </table:table-cell>
          <table:table-cell table:style-name="ce54" office:value-type="float" office:value="1874.69" calcext:value-type="float">
            <text:p><text:s/>1,875 <text:s/></text:p>
          </table:table-cell>
          <table:table-cell table:style-name="ce54" office:value-type="float" office:value="12859.399" calcext:value-type="float">
            <text:p><text:s/>12,85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8641.740656566" calcext:value-type="float">
            <text:p><text:s/>158,642 <text:s/></text:p>
          </table:table-cell>
          <table:table-cell table:style-name="ce50" office:value-type="float" office:value="172924.266" calcext:value-type="float">
            <text:p><text:s/>172,924 <text:s/></text:p>
          </table:table-cell>
          <table:table-cell table:style-name="ce50" office:value-type="float" office:value="55696.639" calcext:value-type="float">
            <text:p><text:s/>55,6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366.674242424242" calcext:value-type="float">
            <text:p><text:s/>367 <text:s/></text:p>
          </table:table-cell>
          <table:table-cell table:style-name="ce50" office:value-type="float" office:value="202.266" calcext:value-type="float">
            <text:p><text:s/>202 <text:s/></text:p>
          </table:table-cell>
          <table:table-cell table:style-name="ce50" office:value-type="float" office:value="304.218" calcext:value-type="float">
            <text:p><text:s/>3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8275.066414141" calcext:value-type="float">
            <text:p><text:s/>158,275 <text:s/></text:p>
          </table:table-cell>
          <table:table-cell table:style-name="ce50" office:value-type="float" office:value="172722" calcext:value-type="float">
            <text:p><text:s/>172,722 <text:s/></text:p>
          </table:table-cell>
          <table:table-cell table:style-name="ce50" office:value-type="float" office:value="55392.421" calcext:value-type="float">
            <text:p><text:s/>55,3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5869.9317340067" calcext:value-type="float">
            <text:p>( 45,870 <text:s/>)</text:p>
          </table:table-cell>
          <table:table-cell table:style-name="ce53" office:value-type="float" office:value="68014" calcext:value-type="float">
            <text:p>( 68,014 <text:s/>)</text:p>
          </table:table-cell>
          <table:table-cell table:style-name="ce53" office:value-type="float" office:value="91.421" calcext:value-type="float">
            <text:p>( 9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9087.8787878788" calcext:value-type="float">
            <text:p>( 29,088 <text:s/>)</text:p>
          </table:table-cell>
          <table:table-cell table:style-name="ce55" office:value-type="float" office:value="43191" calcext:value-type="float">
            <text:p>( 43,191 <text:s/>)</text:p>
          </table:table-cell>
          <table:table-cell table:style-name="ce55" office:value-type="float" office:value="4" calcext:value-type="float">
            <text:p>( 4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9168.818855219" calcext:value-type="float">
            <text:p><text:s/>179,169 <text:s/></text:p>
          </table:table-cell>
          <table:table-cell table:style-name="ce50" office:value-type="float" office:value="12538.459" calcext:value-type="float">
            <text:p><text:s/>12,538 <text:s/></text:p>
          </table:table-cell>
          <table:table-cell table:style-name="ce50" office:value-type="float" office:value="225357.544" calcext:value-type="float">
            <text:p><text:s/>225,3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3915.335521886" calcext:value-type="float">
            <text:p><text:s/>173,915 <text:s/></text:p>
          </table:table-cell>
          <table:table-cell table:style-name="ce50" office:value-type="float" office:value="6381.973" calcext:value-type="float">
            <text:p><text:s/>6,382 <text:s/></text:p>
          </table:table-cell>
          <table:table-cell table:style-name="ce50" office:value-type="float" office:value="223895.378" calcext:value-type="float">
            <text:p><text:s/>223,8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5253.48333333333" calcext:value-type="float">
            <text:p><text:s/>5,253 <text:s/></text:p>
          </table:table-cell>
          <table:table-cell table:style-name="ce50" office:value-type="float" office:value="6156.486" calcext:value-type="float">
            <text:p><text:s/>6,156 <text:s/></text:p>
          </table:table-cell>
          <table:table-cell table:style-name="ce50" office:value-type="float" office:value="1462.166" calcext:value-type="float">
            <text:p><text:s/>1,4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992.89638047138" calcext:value-type="float">
            <text:p>( 993 <text:s/>)</text:p>
          </table:table-cell>
          <table:table-cell table:style-name="ce53" office:value-type="float" office:value="494.413" calcext:value-type="float">
            <text:p>( 494 <text:s/>)</text:p>
          </table:table-cell>
          <table:table-cell table:style-name="ce53" office:value-type="float" office:value="871.145" calcext:value-type="float">
            <text:p>( 87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7876.9898989899" calcext:value-type="float">
            <text:p><text:s/>27,877 <text:s/></text:p>
          </table:table-cell>
          <table:table-cell table:style-name="ce50" office:value-type="float" office:value="12117.846" calcext:value-type="float">
            <text:p><text:s/>12,118 <text:s/></text:p>
          </table:table-cell>
          <table:table-cell table:style-name="ce50" office:value-type="float" office:value="26026.208" calcext:value-type="float">
            <text:p><text:s/>26,0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713.21902356902" calcext:value-type="float">
            <text:p><text:s/>3,713 <text:s/></text:p>
          </table:table-cell>
          <table:table-cell table:style-name="ce54" office:value-type="float" office:value="4353.272" calcext:value-type="float">
            <text:p><text:s/>4,353 <text:s/></text:p>
          </table:table-cell>
          <table:table-cell table:style-name="ce54" office:value-type="float" office:value="1031.874" calcext:value-type="float">
            <text:p><text:s/>1,03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9642.4145622896" calcext:value-type="float">
            <text:p><text:s/>69,642 <text:s/></text:p>
          </table:table-cell>
          <table:table-cell table:style-name="ce50" office:value-type="float" office:value="84414.967" calcext:value-type="float">
            <text:p><text:s/>84,415 <text:s/></text:p>
          </table:table-cell>
          <table:table-cell table:style-name="ce50" office:value-type="float" office:value="16892.461" calcext:value-type="float">
            <text:p><text:s/>16,8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2651.1345959596" calcext:value-type="float">
            <text:p>( 2,651 <text:s/>)</text:p>
          </table:table-cell>
          <table:table-cell table:style-name="ce53" office:value-type="float" office:value="2268.489" calcext:value-type="float">
            <text:p>( 2,268 <text:s/>)</text:p>
          </table:table-cell>
          <table:table-cell table:style-name="ce53" office:value-type="float" office:value="1483.063" calcext:value-type="float">
            <text:p>( 1,48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855.0675925926" calcext:value-type="float">
            <text:p><text:s/>14,855 <text:s/></text:p>
          </table:table-cell>
          <table:table-cell table:style-name="ce50" office:value-type="float" office:value="16690.678" calcext:value-type="float">
            <text:p><text:s/>16,691 <text:s/></text:p>
          </table:table-cell>
          <table:table-cell table:style-name="ce50" office:value-type="float" office:value="4772.531" calcext:value-type="float">
            <text:p><text:s/>4,7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963.999663299663" calcext:value-type="float">
            <text:p><text:s/>964 <text:s/></text:p>
          </table:table-cell>
          <table:table-cell table:style-name="ce50" office:value-type="float" office:value="373" calcext:value-type="float">
            <text:p><text:s/>373 <text:s/></text:p>
          </table:table-cell>
          <table:table-cell table:style-name="ce50" office:value-type="float" office:value="940.924" calcext:value-type="float">
            <text:p><text:s/>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734.802016789" calcext:value-type="float">
            <text:p><text:s/>252,735 <text:s/></text:p>
          </table:table-cell>
          <table:table-cell table:style-name="ce50" office:value-type="float" office:value="6653.8254294" calcext:value-type="float">
            <text:p><text:s/>6,6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653.8254294" calcext:value-type="float">
            <text:p><text:s/>6,654 <text:s/></text:p>
          </table:table-cell>
          <table:table-cell table:style-name="ce50" office:value-type="float" office:value="246080.976587389" calcext:value-type="float">
            <text:p><text:s/>246,0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617.323484848485" calcext:value-type="float">
            <text:p><text:s/>617 <text:s/></text:p>
          </table:table-cell>
          <table:table-cell table:style-name="ce51" office:value-type="float" office:value="461.421" calcext:value-type="float">
            <text:p><text:s/>461 <text:s/></text:p>
          </table:table-cell>
          <table:table-cell table:style-name="ce51" office:value-type="float" office:value="404.715" calcext:value-type="float">
            <text:p><text:s/>40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87679.859090909" calcext:value-type="float">
            <text:p><text:s/>187,680 <text:s/></text:p>
          </table:table-cell>
          <table:table-cell table:style-name="ce50" office:value-type="float" office:value="200307.087" calcext:value-type="float">
            <text:p><text:s/>200,307 <text:s/></text:p>
          </table:table-cell>
          <table:table-cell table:style-name="ce50" office:value-type="float" office:value="69686.67" calcext:value-type="float">
            <text:p><text:s/>69,6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56306.937457912" calcext:value-type="float">
            <text:p><text:s/>156,307 <text:s/></text:p>
          </table:table-cell>
          <table:table-cell table:style-name="ce50" office:value-type="float" office:value="162883.634" calcext:value-type="float">
            <text:p><text:s/>162,884 <text:s/></text:p>
          </table:table-cell>
          <table:table-cell table:style-name="ce50" office:value-type="float" office:value="61539.705" calcext:value-type="float">
            <text:p><text:s/>61,5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7.83409090909091" calcext:value-type="float">
            <text:p><text:s/>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.341" calcext:value-type="float">
            <text:p><text:s/>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0413.1372053872" calcext:value-type="float">
            <text:p><text:s/>20,413 <text:s/></text:p>
          </table:table-cell>
          <table:table-cell table:style-name="ce50" office:value-type="float" office:value="24601.634" calcext:value-type="float">
            <text:p><text:s/>24,602 <text:s/></text:p>
          </table:table-cell>
          <table:table-cell table:style-name="ce50" office:value-type="float" office:value="5077.222" calcext:value-type="float">
            <text:p><text:s/>5,0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790.80151515152" calcext:value-type="float">
            <text:p><text:s/>9,791 <text:s/></text:p>
          </table:table-cell>
          <table:table-cell table:style-name="ce50" office:value-type="float" office:value="11106.513" calcext:value-type="float">
            <text:p><text:s/>11,107 <text:s/></text:p>
          </table:table-cell>
          <table:table-cell table:style-name="ce50" office:value-type="float" office:value="3051.402" calcext:value-type="float">
            <text:p><text:s/>3,0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161.14882154882" calcext:value-type="float">
            <text:p><text:s/>1,161 <text:s/></text:p>
          </table:table-cell>
          <table:table-cell table:style-name="ce51" office:value-type="float" office:value="1715.306" calcext:value-type="float">
            <text:p><text:s/>1,715 <text:s/></text:p>
          </table:table-cell>
          <table:table-cell table:style-name="ce51" office:value-type="float" office:value="8" calcext:value-type="float">
            <text:p><text:s/>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90072.422895623" calcext:value-type="float">
            <text:p><text:s/>590,072 <text:s/></text:p>
          </table:table-cell>
          <table:table-cell table:style-name="ce52" office:value-type="float" office:value="777930.793" calcext:value-type="float">
            <text:p><text:s/>777,931 <text:s/></text:p>
          </table:table-cell>
          <table:table-cell table:style-name="ce52" office:value-type="float" office:value="87401.56" calcext:value-type="float">
            <text:p><text:s/>87,40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8361108.46505" calcext:value-type="float">
            <text:p><text:s/>28,361,108 <text:s/></text:p>
          </table:table-cell>
          <table:table-cell table:style-name="ce57" office:value-type="float" office:value="643067.782707" calcext:value-type="float">
            <text:p><text:s/>643,068 <text:s/></text:p>
          </table:table-cell>
          <table:table-cell table:style-name="ce57" office:value-type="float" office:value="27718040.682343" calcext:value-type="float">
            <text:p><text:s/>27,718,041 <text:s/></text:p>
          </table:table-cell>
          <table:table-cell table:style-name="ce57" office:value-type="float" office:value="3151013.781018" calcext:value-type="float">
            <text:p><text:s/>3,151,014 <text:s/></text:p>
          </table:table-cell>
          <table:table-cell table:style-name="ce57" office:value-type="float" office:value="394256.400213" calcext:value-type="float">
            <text:p><text:s/>394,256 <text:s/></text:p>
          </table:table-cell>
          <table:table-cell table:style-name="ce57" office:value-type="float" office:value="297092.400213" calcext:value-type="float">
            <text:p><text:s/>297,0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7164" calcext:value-type="float">
            <text:p><text:s/>97,164 <text:s/></text:p>
          </table:table-cell>
          <table:table-cell table:style-name="ce57" office:value-type="float" office:value="2756757.380805" calcext:value-type="float">
            <text:p><text:s/>2,756,75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7345387.58" calcext:value-type="float">
            <text:p><text:s/>27,345,38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345387.58" calcext:value-type="float">
            <text:p><text:s/>27,345,38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611067" calcext:value-type="float">
            <text:p><text:s/>611,06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3050.975653" calcext:value-type="float">
            <text:p><text:s/>83,05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3050.975653" calcext:value-type="float">
            <text:p><text:s/>83,051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04653.88505" calcext:value-type="float">
            <text:p><text:s/>404,654 <text:s/></text:p>
          </table:table-cell>
          <table:table-cell table:style-name="ce57" office:value-type="float" office:value="32000.782707" calcext:value-type="float">
            <text:p><text:s/>32,001 <text:s/></text:p>
          </table:table-cell>
          <table:table-cell table:style-name="ce57" office:value-type="float" office:value="372653.102343" calcext:value-type="float">
            <text:p><text:s/>372,653 <text:s/></text:p>
          </table:table-cell>
          <table:table-cell table:style-name="ce57" office:value-type="float" office:value="3067962.805365" calcext:value-type="float">
            <text:p><text:s/>3,067,963 <text:s/></text:p>
          </table:table-cell>
          <table:table-cell table:style-name="ce57" office:value-type="float" office:value="394256.400213" calcext:value-type="float">
            <text:p><text:s/>394,256 <text:s/></text:p>
          </table:table-cell>
          <table:table-cell table:style-name="ce57" office:value-type="float" office:value="297092.400213" calcext:value-type="float">
            <text:p><text:s/>297,0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7164" calcext:value-type="float">
            <text:p><text:s/>97,164 <text:s/></text:p>
          </table:table-cell>
          <table:table-cell table:style-name="ce57" office:value-type="float" office:value="2673706.405152" calcext:value-type="float">
            <text:p><text:s/>2,673,70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2034.498133" calcext:value-type="float">
            <text:p><text:s/>112,03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12034.498133" calcext:value-type="float">
            <text:p><text:s/>112,034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2034.498133" calcext:value-type="float">
            <text:p><text:s/>112,03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2034.498133" calcext:value-type="float">
            <text:p><text:s/>112,034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034516.43" calcext:value-type="float">
            <text:p><text:s/>3,034,51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61" calcext:value-type="float">
            <text:p><text:s/>461 <text:s/></text:p>
          </table:table-cell>
          <table:table-cell table:style-name="ce49" office:value-type="float" office:value="23761.62" calcext:value-type="float">
            <text:p><text:s/>23,762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891574.6" calcext:value-type="float">
            <text:p><text:s/>38,891,5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8891574.6" calcext:value-type="float">
            <text:p><text:s/>38,891,575 <text:s/></text:p>
          </table:table-cell>
          <table:table-cell table:style-name="ce51" office:value-type="float" office:value="3034516.43" calcext:value-type="float">
            <text:p><text:s/>3,034,51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61" calcext:value-type="float">
            <text:p><text:s/>461 <text:s/></text:p>
          </table:table-cell>
          <table:table-cell table:style-name="ce51" office:value-type="float" office:value="23761.62" calcext:value-type="float">
            <text:p><text:s/>23,76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143315.05" calcext:value-type="float">
            <text:p><text:s/>-143,31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8891574.6" calcext:value-type="float">
            <text:p><text:s/>38,891,575 <text:s/></text:p>
          </table:table-cell>
          <table:table-cell table:style-name="ce50" office:value-type="float" office:value="6895052.566" calcext:value-type="float">
            <text:p><text:s/>6,895,0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1" calcext:value-type="float">
            <text:p><text:s/>461 <text:s/></text:p>
          </table:table-cell>
          <table:table-cell table:style-name="ce50" office:value-type="float" office:value="23761.62" calcext:value-type="float">
            <text:p><text:s/>23,7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8891574.6" calcext:value-type="float">
            <text:p><text:s/>38,891,575 <text:s/></text:p>
          </table:table-cell>
          <table:table-cell table:style-name="ce50" office:value-type="float" office:value="6895052.566" calcext:value-type="float">
            <text:p><text:s/>6,895,0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808.825" calcext:value-type="float">
            <text:p><text:s/>9,8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" calcext:value-type="float">
            <text:p><text:s/>461 <text:s/></text:p>
          </table:table-cell>
          <table:table-cell table:style-name="ce50" office:value-type="float" office:value="13952.795" calcext:value-type="float">
            <text:p><text:s/>13,9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60536.136" calcext:value-type="float">
            <text:p><text:s/>3,860,5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072387.136" calcext:value-type="float">
            <text:p><text:s/>209,072,38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60536.136" calcext:value-type="float">
            <text:p><text:s/>3,860,5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072387.136" calcext:value-type="float">
            <text:p><text:s/>209,072,38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47449.537" calcext:value-type="float">
            <text:p><text:s/>19,247,45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2.969" calcext:value-type="float">
            <text:p><text:s/>2,3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857.546" calcext:value-type="float">
            <text:p><text:s/>78,8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6322.146" calcext:value-type="float">
            <text:p><text:s/>3,396,32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29687.902" calcext:value-type="float">
            <text:p><text:s/>9,129,6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10340" calcext:value-type="float">
            <text:p><text:s/>5,010,34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8663.43" calcext:value-type="float">
            <text:p><text:s/>1,068,663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61195.544" calcext:value-type="float">
            <text:p><text:s/>561,196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751094.501" calcext:value-type="float">
            <text:p><text:s/>8,751,09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81217158.148" calcext:value-type="float">
            <text:p><text:s/>181,217,15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81217158.148" calcext:value-type="float">
            <text:p><text:s/>181,217,1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9274227.893" calcext:value-type="float">
            <text:p><text:s/>99,274,2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7763.798" calcext:value-type="float">
            <text:p><text:s/>337,7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02863.974" calcext:value-type="float">
            <text:p><text:s/>3,402,8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04676.46" calcext:value-type="float">
            <text:p><text:s/>8,204,6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5453.349" calcext:value-type="float">
            <text:p><text:s/>315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0634.087" calcext:value-type="float">
            <text:p><text:s/>450,6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41452.658" calcext:value-type="float">
            <text:p><text:s/>3,641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1383.834" calcext:value-type="float">
            <text:p><text:s/>481,3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952245.499" calcext:value-type="float">
            <text:p><text:s/>24,952,2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56062.432" calcext:value-type="float">
            <text:p><text:s/>14,056,0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14745.774" calcext:value-type="float">
            <text:p>( 114,74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370383.949" calcext:value-type="float">
            <text:p>( 12,370,38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23467.188" calcext:value-type="float">
            <text:p><text:s/>7,723,4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35788.916" calcext:value-type="float">
            <text:p><text:s/>2,835,78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36926.963" calcext:value-type="float">
            <text:p><text:s/>336,9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6686.844" calcext:value-type="float">
            <text:p><text:s/>2,596,6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9747.615" calcext:value-type="float">
            <text:p><text:s/>939,74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072349.655" calcext:value-type="float">
            <text:p><text:s/>4,072,3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67056.966" calcext:value-type="float">
            <text:p><text:s/>4,167,0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8460.611" calcext:value-type="float">
            <text:p><text:s/>2,228,4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38596.355" calcext:value-type="float">
            <text:p><text:s/>1,938,5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60428.782" calcext:value-type="float">
            <text:p>( 360,429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828313.521" calcext:value-type="float">
            <text:p>( 828,31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734444.71" calcext:value-type="float">
            <text:p><text:s/>13,734,4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624049.434" calcext:value-type="float">
            <text:p><text:s/>12,624,0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0395.276" calcext:value-type="float">
            <text:p><text:s/>1,110,3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84208.693" calcext:value-type="float">
            <text:p>( 584,20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1397.53" calcext:value-type="float">
            <text:p><text:s/>5,221,39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483487.645" calcext:value-type="float">
            <text:p><text:s/>1,483,4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04299.387" calcext:value-type="float">
            <text:p><text:s/>19,604,2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362253.854" calcext:value-type="float">
            <text:p>( 12,362,25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79755.545" calcext:value-type="float">
            <text:p><text:s/>1,879,7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4397.632" calcext:value-type="float">
            <text:p><text:s/>384,3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2908.263" calcext:value-type="float">
            <text:p><text:s/>792,9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62444.015" calcext:value-type="float">
            <text:p><text:s/>2,062,4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8778.427" calcext:value-type="float">
            <text:p><text:s/>548,77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604.45" calcext:value-type="float">
            <text:p><text:s/>464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604.45" calcext:value-type="float">
            <text:p><text:s/>464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0168.51" calcext:value-type="float">
            <text:p><text:s/>2,430,1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4363.382" calcext:value-type="float">
            <text:p><text:s/>1,344,36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85805.128" calcext:value-type="float">
            <text:p><text:s/>1,085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947800.791" calcext:value-type="float">
            <text:p><text:s/>39,947,8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1424.838" calcext:value-type="float">
            <text:p><text:s/>5,611,4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1167.069" calcext:value-type="float">
            <text:p><text:s/>2,151,1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7953.535" calcext:value-type="float">
            <text:p><text:s/>897,9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2902.902" calcext:value-type="float">
            <text:p><text:s/>642,9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7322.191" calcext:value-type="float">
            <text:p><text:s/>1,327,3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5604.587" calcext:value-type="float">
            <text:p><text:s/>1,065,6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4870.881" calcext:value-type="float">
            <text:p><text:s/>744,8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88773.921" calcext:value-type="float">
            <text:p><text:s/>7,088,7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11309.578" calcext:value-type="float">
            <text:p><text:s/>4,811,31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606471.289" calcext:value-type="float">
            <text:p><text:s/>15,606,471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9100356.504" calcext:value-type="float">
            <text:p><text:s/>39,100,3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8891574.6" calcext:value-type="float">
            <text:p><text:s/>38,891,575 <text:s/></text:p>
          </table:table-cell>
          <table:table-cell table:style-name="ce57" office:value-type="float" office:value="6895052.566" calcext:value-type="float">
            <text:p><text:s/>6,895,05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1" calcext:value-type="float">
            <text:p><text:s/>461 <text:s/></text:p>
          </table:table-cell>
          <table:table-cell table:style-name="ce57" office:value-type="float" office:value="23761.62" calcext:value-type="float">
            <text:p><text:s/>23,76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8891574.6" calcext:value-type="float">
            <text:p><text:s/>38,891,575 <text:s/></text:p>
          </table:table-cell>
          <table:table-cell table:style-name="ce57" office:value-type="float" office:value="6895052.566" calcext:value-type="float">
            <text:p><text:s/>6,895,053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9808.825" calcext:value-type="float">
            <text:p><text:s/>9,80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61" calcext:value-type="float">
            <text:p><text:s/>461 <text:s/></text:p>
          </table:table-cell>
          <table:table-cell table:style-name="ce57" office:value-type="float" office:value="13952.795" calcext:value-type="float">
            <text:p><text:s/>13,95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7932" calcext:value-type="float">
            <text:p><text:s/>87,93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7932" calcext:value-type="float">
            <text:p><text:s/>87,93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22" calcext:value-type="float">
            <text:p><text:s/>0 <text:s/></text:p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71448" calcext:value-type="float">
            <text:p><text:s/>10,671,448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71448" calcext:value-type="float">
            <text:p><text:s/>10,671,448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0543.7" calcext:value-type="float">
            <text:p><text:s/>3,080,544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0543.7" calcext:value-type="float">
            <text:p><text:s/>3,080,544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7932" calcext:value-type="float">
            <text:p><text:s/>87,932 <text:s/></text:p>
          </table:table-cell>
          <table:table-cell table:style-name="ce52" office:value-type="float" office:value="7590904.3" calcext:value-type="float">
            <text:p><text:s/>7,590,904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7932" calcext:value-type="float">
            <text:p><text:s/>87,932 <text:s/></text:p>
          </table:table-cell>
          <table:table-cell table:style-name="ce52" office:value-type="float" office:value="7590904.3" calcext:value-type="float">
            <text:p><text:s/>7,590,904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90904.3" calcext:value-type="float">
            <text:p><text:s/>7,590,904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8646" calcext:value-type="float">
            <text:p><text:s/>268,646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323" calcext:value-type="float">
            <text:p><text:s/>134,323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87935.3" calcext:value-type="float">
            <text:p><text:s/>7,187,935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87935.3" calcext:value-type="float">
            <text:p><text:s/>7,187,935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187935.3" calcext:value-type="float">
            <text:p>( 7,187,935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637.96" calcext:value-type="float">
            <text:p><text:s/>2,63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637.96" calcext:value-type="float">
            <text:p><text:s/>2,63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85294.04" calcext:value-type="float">
            <text:p><text:s/>85,29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